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Segoe UI Symbol" style:font-name-complex="Segoe UI Symbo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Segoe UI Symbol" style:font-name-complex="Segoe UI Symbo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Segoe UI Symbol" style:font-name-complex="Segoe UI Symbol"/>
    </style:style>
    <style:style style:name="T10" style:parent-style-name="DefaultParagraphFont" style:family="text">
      <style:text-properties style:font-name="Segoe UI Symbol" style:font-name-complex="Segoe UI Symbo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Segoe UI Symbol" style:font-name-complex="Segoe UI Symbo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Segoe UI Symbol" style:font-name-complex="Segoe UI Symbo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Segoe UI Symbol" style:font-name-complex="Segoe UI Symbo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Segoe UI Symbol" style:font-name-complex="Segoe UI Symbo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Segoe UI Symbol" style:font-name-complex="Segoe UI Symbo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Segoe UI Symbol" style:font-name-complex="Segoe UI Symbo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Segoe UI Symbol" style:font-name-complex="Segoe UI Symbo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Segoe UI Symbol" style:font-name-complex="Segoe UI Symbo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Segoe UI Symbol" style:font-name-complex="Segoe UI Symbol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Segoe UI Symbol" style:font-name-complex="Segoe UI Symbol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Segoe UI Symbol" style:font-name-complex="Segoe UI Symbo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Segoe UI Symbol" style:font-name-complex="Segoe UI Symbo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Segoe UI Symbol" style:font-name-complex="Segoe UI Symbol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Segoe UI Symbol" style:font-name-complex="Segoe UI Symbo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Segoe UI Symbol" style:font-name-complex="Segoe UI Symbo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Segoe UI Symbol" style:font-name-complex="Segoe UI Symbo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Segoe UI Symbol" style:font-name-complex="Segoe UI Symbo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Segoe UI Symbol" style:font-name-complex="Segoe UI Symbol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Segoe UI Symbol" style:font-name-complex="Segoe UI Symbol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Segoe UI Symbol" style:font-name-complex="Segoe UI Symbo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Segoe UI Symbol" style:font-name-complex="Segoe UI Symbo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Segoe UI Symbol" style:font-name-complex="Segoe UI Symbo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Segoe UI Symbol" style:font-name-complex="Segoe UI Symbo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Segoe UI Symbol" style:font-name-complex="Segoe UI Symbo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Segoe UI Symbol" style:font-name-complex="Segoe UI Symbo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Segoe UI Symbol" style:font-name-complex="Segoe UI Symbo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Segoe UI Symbol" style:font-name-complex="Segoe UI Symbo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Segoe UI Symbol" style:font-name-complex="Segoe UI Symbo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Segoe UI Symbol" style:font-name-complex="Segoe UI Symbo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Segoe UI Symbol" style:font-name-complex="Segoe UI Symbo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Segoe UI Symbol" style:font-name-complex="Segoe UI Symbo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Segoe UI Symbol" style:font-name-complex="Segoe UI Symbo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Segoe UI Symbol" style:font-name-complex="Segoe UI Symbo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Segoe UI Symbol" style:font-name-complex="Segoe UI Symbol"/>
    </style:style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Segoe UI Symbol" style:font-name-complex="Segoe UI Symbo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Segoe UI Symbol" style:font-name-complex="Segoe UI Symbo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Segoe UI Symbol" style:font-name-complex="Segoe UI Symbo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Segoe UI Symbol" style:font-name-complex="Segoe UI Symbo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Segoe UI Symbol" style:font-name-complex="Segoe UI Symbo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Segoe UI Symbol" style:font-name-complex="Segoe UI Symbol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Segoe UI Symbol" style:font-name-complex="Segoe UI Symbol"/>
    </style:style>
    <style:style style:name="T109" style:parent-style-name="DefaultParagraphFont" style:family="text">
      <style:text-properties style:font-name="Arial" style:font-name-complex="Arial"/>
    </style:style>
    <style:style style:name="T110" style:parent-style-name="DefaultParagraphFont" style:family="text">
      <style:text-properties style:font-name="Segoe UI Symbol" style:font-name-complex="Segoe UI Symbol"/>
    </style:style>
    <style:style style:name="T111" style:parent-style-name="DefaultParagraphFont" style:family="text">
      <style:text-properties style:font-name="Arial" style:font-name-complex="Arial"/>
    </style:style>
    <style:style style:name="T112" style:parent-style-name="DefaultParagraphFont" style:family="text">
      <style:text-properties style:font-name="Segoe UI Symbol" style:font-name-complex="Segoe UI Symbol"/>
    </style:style>
    <style:style style:name="T113" style:parent-style-name="DefaultParagraphFont" style:family="text">
      <style:text-properties style:font-name="Arial" style:font-name-complex="Arial"/>
    </style:style>
    <style:style style:name="T114" style:parent-style-name="DefaultParagraphFont" style:family="text">
      <style:text-properties style:font-name="Segoe UI Symbol" style:font-name-complex="Segoe UI Symbol"/>
    </style:style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Segoe UI Symbol" style:font-name-complex="Segoe UI Symbol"/>
    </style:style>
    <style:style style:name="T119" style:parent-style-name="DefaultParagraphFont" style:family="text">
      <style:text-properties style:font-name="Arial" style:font-name-complex="Arial"/>
    </style:style>
    <style:style style:name="T120" style:parent-style-name="DefaultParagraphFont" style:family="text">
      <style:text-properties style:font-name="Segoe UI Symbol" style:font-name-complex="Segoe UI Symbol"/>
    </style:style>
    <style:style style:name="T121" style:parent-style-name="DefaultParagraphFont" style:family="text">
      <style:text-properties style:font-name="Arial" style:font-name-complex="Arial"/>
    </style:style>
    <style:style style:name="T122" style:parent-style-name="DefaultParagraphFont" style:family="text">
      <style:text-properties style:font-name="Segoe UI Symbol" style:font-name-complex="Segoe UI Symbol"/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Segoe UI Symbol" style:font-name-complex="Segoe UI Symbol"/>
    </style:style>
    <style:style style:name="T125" style:parent-style-name="DefaultParagraphFont" style:family="text">
      <style:text-properties style:font-name="Arial" style:font-name-complex="Aria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DefaultParagraphFont" style:family="text">
      <style:text-properties style:font-name="Segoe UI Symbol" style:font-name-complex="Segoe UI Symbol"/>
    </style:style>
    <style:style style:name="T129" style:parent-style-name="DefaultParagraphFont" style:family="text">
      <style:text-properties style:font-name="Arial" style:font-name-complex="Arial"/>
    </style:style>
    <style:style style:name="T130" style:parent-style-name="DefaultParagraphFont" style:family="text">
      <style:text-properties style:font-name="Segoe UI Symbol" style:font-name-complex="Segoe UI Symbol"/>
    </style:style>
    <style:style style:name="T131" style:parent-style-name="DefaultParagraphFont" style:family="text">
      <style:text-properties style:font-name="Arial" style:font-name-complex="Arial"/>
    </style:style>
    <style:style style:name="T132" style:parent-style-name="DefaultParagraphFont" style:family="text">
      <style:text-properties style:font-name="Segoe UI Symbol" style:font-name-complex="Segoe UI Symbol"/>
    </style:style>
    <style:style style:name="T133" style:parent-style-name="DefaultParagraphFont" style:family="text">
      <style:text-properties style:font-name="Arial" style:font-name-complex="Arial"/>
    </style:style>
    <style:style style:name="T134" style:parent-style-name="DefaultParagraphFont" style:family="text">
      <style:text-properties style:font-name="Segoe UI Symbol" style:font-name-complex="Segoe UI Symbol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Segoe UI Symbol" style:font-name-complex="Segoe UI Symbol"/>
    </style:style>
    <style:style style:name="T138" style:parent-style-name="DefaultParagraphFont" style:family="text">
      <style:text-properties style:font-name="Arial" style:font-name-complex="Arial"/>
    </style:style>
    <style:style style:name="T139" style:parent-style-name="DefaultParagraphFont" style:family="text">
      <style:text-properties style:font-name="Segoe UI Symbol" style:font-name-complex="Segoe UI Symbol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Arial" style:font-name-complex="Arial"/>
    </style:style>
    <style:style style:name="T142" style:parent-style-name="DefaultParagraphFont" style:family="text">
      <style:text-properties style:font-name="Arial" style:font-name-complex="Arial"/>
    </style:style>
    <style:style style:name="T143" style:parent-style-name="DefaultParagraphFont" style:family="text">
      <style:text-properties style:font-name="Segoe UI Symbol" style:font-name-complex="Segoe UI Symbol"/>
    </style:style>
    <style:style style:name="T144" style:parent-style-name="DefaultParagraphFont" style:family="text">
      <style:text-properties style:font-name="Arial" style:font-name-complex="Arial"/>
    </style:style>
    <style:style style:name="T145" style:parent-style-name="DefaultParagraphFont" style:family="text">
      <style:text-properties style:font-name="Segoe UI Symbol" style:font-name-complex="Segoe UI Symbol"/>
    </style:style>
    <style:style style:name="T146" style:parent-style-name="DefaultParagraphFont" style:family="text">
      <style:text-properties style:font-name="Arial" style:font-name-complex="Arial"/>
    </style:style>
    <style:style style:name="T147" style:parent-style-name="DefaultParagraphFont" style:family="text">
      <style:text-properties style:font-name="Segoe UI Symbol" style:font-name-complex="Segoe UI Symbol"/>
    </style:style>
    <style:style style:name="T148" style:parent-style-name="DefaultParagraphFont" style:family="text">
      <style:text-properties style:font-name="Arial" style:font-name-complex="Arial"/>
    </style:style>
    <style:style style:name="T149" style:parent-style-name="DefaultParagraphFont" style:family="text">
      <style:text-properties style:font-name="Segoe UI Symbol" style:font-name-complex="Segoe UI Symbol"/>
    </style:style>
    <style:style style:name="T150" style:parent-style-name="DefaultParagraphFont" style:family="text">
      <style:text-properties style:font-name="Arial" style:font-name-complex="Arial"/>
    </style:style>
    <style:style style:name="T151" style:parent-style-name="DefaultParagraphFont" style:family="text">
      <style:text-properties style:font-name="Arial" style:font-name-complex="Arial"/>
    </style:style>
    <style:style style:name="T152" style:parent-style-name="DefaultParagraphFont" style:family="text">
      <style:text-properties style:font-name="Segoe UI Symbol" style:font-name-complex="Segoe UI Symbol"/>
    </style:style>
    <style:style style:name="T153" style:parent-style-name="DefaultParagraphFont" style:family="text">
      <style:text-properties style:font-name="Arial" style:font-name-complex="Arial"/>
    </style:style>
    <style:style style:name="T154" style:parent-style-name="DefaultParagraphFont" style:family="text">
      <style:text-properties style:font-name="Segoe UI Symbol" style:font-name-complex="Segoe UI Symbol"/>
    </style:style>
    <style:style style:name="T155" style:parent-style-name="DefaultParagraphFont" style:family="text">
      <style:text-properties style:font-name="Arial" style:font-name-complex="Arial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style:font-name="Arial" style:font-name-complex="Arial"/>
    </style:style>
    <style:style style:name="T158" style:parent-style-name="DefaultParagraphFont" style:family="text">
      <style:text-properties style:font-name="Segoe UI Symbol" style:font-name-complex="Segoe UI Symbol"/>
    </style:style>
    <style:style style:name="T159" style:parent-style-name="DefaultParagraphFont" style:family="text">
      <style:text-properties style:font-name="Arial" style:font-name-complex="Arial"/>
    </style:style>
    <style:style style:name="T160" style:parent-style-name="DefaultParagraphFont" style:family="text">
      <style:text-properties style:font-name="Segoe UI Symbol" style:font-name-complex="Segoe UI Symbo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Segoe UI Symbol" style:font-name-complex="Segoe UI Symbol"/>
    </style:style>
    <style:style style:name="T163" style:parent-style-name="DefaultParagraphFont" style:family="text">
      <style:text-properties style:font-name="Arial" style:font-name-complex="Arial"/>
    </style:style>
    <style:style style:name="T164" style:parent-style-name="DefaultParagraphFont" style:family="text">
      <style:text-properties style:font-name="Segoe UI Symbol" style:font-name-complex="Segoe UI Symbol"/>
    </style:style>
    <style:style style:name="T165" style:parent-style-name="DefaultParagraphFont" style:family="text">
      <style:text-properties style:font-name="Arial" style:font-name-complex="Arial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T168" style:parent-style-name="DefaultParagraphFont" style:family="text">
      <style:text-properties style:font-name="Segoe UI Symbol" style:font-name-complex="Segoe UI Symbo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Segoe UI Symbol" style:font-name-complex="Segoe UI Symbo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Segoe UI Symbol" style:font-name-complex="Segoe UI Symbo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Segoe UI Symbol" style:font-name-complex="Segoe UI Symbo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Segoe UI Symbol" style:font-name-complex="Segoe UI Symbo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Segoe UI Symbol" style:font-name-complex="Segoe UI Symbol"/>
    </style:style>
    <style:style style:name="T179" style:parent-style-name="DefaultParagraphFont" style:family="text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T183" style:parent-style-name="DefaultParagraphFont" style:family="text">
      <style:text-properties style:font-name="Segoe UI Symbol" style:font-name-complex="Segoe UI Symbol"/>
    </style:style>
    <style:style style:name="T184" style:parent-style-name="DefaultParagraphFont" style:family="text">
      <style:text-properties style:font-name="Arial" style:font-name-complex="Arial"/>
    </style:style>
    <style:style style:name="T185" style:parent-style-name="DefaultParagraphFont" style:family="text">
      <style:text-properties style:font-name="Segoe UI Symbol" style:font-name-complex="Segoe UI Symbol"/>
    </style:style>
    <style:style style:name="T186" style:parent-style-name="DefaultParagraphFont" style:family="text">
      <style:text-properties style:font-name="Arial" style:font-name-complex="Arial"/>
    </style:style>
    <style:style style:name="T187" style:parent-style-name="DefaultParagraphFont" style:family="text">
      <style:text-properties style:font-name="Segoe UI Symbol" style:font-name-complex="Segoe UI Symbol"/>
    </style:style>
    <style:style style:name="T188" style:parent-style-name="DefaultParagraphFont" style:family="text">
      <style:text-properties style:font-name="Arial" style:font-name-complex="Arial"/>
    </style:style>
    <style:style style:name="T189" style:parent-style-name="DefaultParagraphFont" style:family="text">
      <style:text-properties style:font-name="Segoe UI Symbol" style:font-name-complex="Segoe UI Symbol"/>
    </style:style>
    <style:style style:name="T190" style:parent-style-name="DefaultParagraphFont" style:family="text">
      <style:text-properties style:font-name="Arial" style:font-name-complex="Arial"/>
    </style:style>
    <style:style style:name="T191" style:parent-style-name="DefaultParagraphFont" style:family="text">
      <style:text-properties style:font-name="Segoe UI Symbol" style:font-name-complex="Segoe UI Symbol"/>
    </style:style>
    <style:style style:name="T192" style:parent-style-name="DefaultParagraphFont" style:family="text">
      <style:text-properties style:font-name="Arial" style:font-name-complex="Arial"/>
    </style:style>
    <style:style style:name="T193" style:parent-style-name="DefaultParagraphFont" style:family="text">
      <style:text-properties style:font-name="Segoe UI Symbol" style:font-name-complex="Segoe UI Symbol"/>
    </style:style>
    <style:style style:name="T194" style:parent-style-name="DefaultParagraphFont" style:family="text">
      <style:text-properties style:font-name="Arial" style:font-name-complex="Arial"/>
    </style:style>
    <style:style style:name="T195" style:parent-style-name="DefaultParagraphFont" style:family="text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T197" style:parent-style-name="DefaultParagraphFont" style:family="text">
      <style:text-properties style:font-name="Segoe UI Symbol" style:font-name-complex="Segoe UI Symbol"/>
    </style:style>
    <style:style style:name="T198" style:parent-style-name="DefaultParagraphFont" style:family="text">
      <style:text-properties style:font-name="Arial" style:font-name-complex="Arial"/>
    </style:style>
    <style:style style:name="T199" style:parent-style-name="DefaultParagraphFont" style:family="text">
      <style:text-properties style:font-name="Segoe UI Symbol" style:font-name-complex="Segoe UI Symbol"/>
    </style:style>
    <style:style style:name="T200" style:parent-style-name="DefaultParagraphFont" style:family="text">
      <style:text-properties style:font-name="Arial" style:font-name-complex="Arial"/>
    </style:style>
    <style:style style:name="T201" style:parent-style-name="DefaultParagraphFont" style:family="text">
      <style:text-properties style:font-name="Segoe UI Symbol" style:font-name-complex="Segoe UI Symbol"/>
    </style:style>
    <style:style style:name="T202" style:parent-style-name="DefaultParagraphFont" style:family="text">
      <style:text-properties style:font-name="Arial" style:font-name-complex="Arial"/>
    </style:style>
    <style:style style:name="T203" style:parent-style-name="DefaultParagraphFont" style:family="text">
      <style:text-properties style:font-name="Segoe UI Symbol" style:font-name-complex="Segoe UI Symbol"/>
    </style:style>
    <style:style style:name="T204" style:parent-style-name="DefaultParagraphFont" style:family="text">
      <style:text-properties style:font-name="Arial" style:font-name-complex="Arial"/>
    </style:style>
    <style:style style:name="T205" style:parent-style-name="DefaultParagraphFont" style:family="text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T207" style:parent-style-name="DefaultParagraphFont" style:family="text">
      <style:text-properties style:font-name="Segoe UI Symbol" style:font-name-complex="Segoe UI Symbol"/>
    </style:style>
    <style:style style:name="T208" style:parent-style-name="DefaultParagraphFont" style:family="text">
      <style:text-properties style:font-name="Arial" style:font-name-complex="Arial"/>
    </style:style>
    <style:style style:name="T209" style:parent-style-name="DefaultParagraphFont" style:family="text">
      <style:text-properties style:font-name="Segoe UI Symbol" style:font-name-complex="Segoe UI Symbol"/>
    </style:style>
    <style:style style:name="T210" style:parent-style-name="DefaultParagraphFont" style:family="text">
      <style:text-properties style:font-name="Arial" style:font-name-complex="Arial"/>
    </style:style>
    <style:style style:name="T211" style:parent-style-name="DefaultParagraphFont" style:family="text">
      <style:text-properties style:font-name="Segoe UI Symbol" style:font-name-complex="Segoe UI Symbol"/>
    </style:style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Segoe UI Symbol" style:font-name-complex="Segoe UI Symbol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Segoe UI Symbol" style:font-name-complex="Segoe UI Symbo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Segoe UI Symbol" style:font-name-complex="Segoe UI Symbol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T221" style:parent-style-name="DefaultParagraphFont" style:family="text">
      <style:text-properties style:font-name="Arial" style:font-name-complex="Arial"/>
    </style:style>
    <style:style style:name="T222" style:parent-style-name="DefaultParagraphFont" style:family="text">
      <style:text-properties style:font-name="Segoe UI Symbol" style:font-name-complex="Segoe UI Symbol"/>
    </style:style>
    <style:style style:name="T223" style:parent-style-name="DefaultParagraphFont" style:family="text">
      <style:text-properties style:font-name="Arial" style:font-name-complex="Arial"/>
    </style:style>
    <style:style style:name="T224" style:parent-style-name="DefaultParagraphFont" style:family="text">
      <style:text-properties style:font-name="Segoe UI Symbol" style:font-name-complex="Segoe UI Symbol"/>
    </style:style>
    <style:style style:name="T225" style:parent-style-name="DefaultParagraphFont" style:family="text">
      <style:text-properties style:font-name="Arial" style:font-name-complex="Arial"/>
    </style:style>
    <style:style style:name="T226" style:parent-style-name="DefaultParagraphFont" style:family="text">
      <style:text-properties style:font-name="Segoe UI Symbol" style:font-name-complex="Segoe UI Symbol"/>
    </style:style>
    <style:style style:name="T227" style:parent-style-name="DefaultParagraphFont" style:family="text">
      <style:text-properties style:font-name="Arial" style:font-name-complex="Arial"/>
    </style:style>
    <style:style style:name="T228" style:parent-style-name="DefaultParagraphFont" style:family="text">
      <style:text-properties style:font-name="Segoe UI Symbol" style:font-name-complex="Segoe UI Symbol"/>
    </style:style>
    <style:style style:name="T229" style:parent-style-name="DefaultParagraphFont" style:family="text">
      <style:text-properties style:font-name="Arial" style:font-name-complex="Arial"/>
    </style:style>
    <style:style style:name="T230" style:parent-style-name="DefaultParagraphFont" style:family="text">
      <style:text-properties style:font-name="Segoe UI Symbol" style:font-name-complex="Segoe UI Symbol"/>
    </style:style>
    <style:style style:name="T231" style:parent-style-name="DefaultParagraphFont" style:family="text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complex="Arial"/>
    </style:style>
    <style:style style:name="T233" style:parent-style-name="DefaultParagraphFont" style:family="text">
      <style:text-properties style:font-name="Segoe UI Symbol" style:font-name-complex="Segoe UI Symbol"/>
    </style:style>
    <style:style style:name="T234" style:parent-style-name="DefaultParagraphFont" style:family="text">
      <style:text-properties style:font-name="Arial" style:font-name-complex="Arial"/>
    </style:style>
    <style:style style:name="T235" style:parent-style-name="DefaultParagraphFont" style:family="text">
      <style:text-properties style:font-name="Arial" style:font-name-complex="Arial"/>
    </style:style>
    <style:style style:name="T236" style:parent-style-name="DefaultParagraphFont" style:family="text">
      <style:text-properties style:font-name="Arial" style:font-name-complex="Arial"/>
    </style:style>
    <style:style style:name="T237" style:parent-style-name="DefaultParagraphFont" style:family="text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Segoe UI Symbol" style:font-name-complex="Segoe UI Symbol"/>
    </style:style>
    <style:style style:name="T240" style:parent-style-name="DefaultParagraphFont" style:family="text">
      <style:text-properties style:font-name="Arial" style:font-name-complex="Arial"/>
    </style:style>
    <style:style style:name="T241" style:parent-style-name="DefaultParagraphFont" style:family="text">
      <style:text-properties style:font-name="Segoe UI Symbol" style:font-name-complex="Segoe UI Symbol"/>
    </style:style>
    <style:style style:name="T242" style:parent-style-name="DefaultParagraphFont" style:family="text">
      <style:text-properties style:font-name="Arial" style:font-name-complex="Arial"/>
    </style:style>
    <style:style style:name="T243" style:parent-style-name="DefaultParagraphFont" style:family="text">
      <style:text-properties style:font-name="Segoe UI Symbol" style:font-name-complex="Segoe UI Symbol"/>
    </style:style>
    <style:style style:name="T244" style:parent-style-name="DefaultParagraphFont" style:family="text">
      <style:text-properties style:font-name="Arial" style:font-name-complex="Arial"/>
    </style:style>
    <style:style style:name="T245" style:parent-style-name="DefaultParagraphFont" style:family="text">
      <style:text-properties style:font-name="Segoe UI Symbol" style:font-name-complex="Segoe UI Symbol"/>
    </style:style>
    <style:style style:name="T246" style:parent-style-name="DefaultParagraphFont" style:family="text">
      <style:text-properties style:font-name="Arial" style:font-name-complex="Arial"/>
    </style:style>
    <style:style style:name="T247" style:parent-style-name="DefaultParagraphFont" style:family="text">
      <style:text-properties style:font-name="Segoe UI Symbol" style:font-name-complex="Segoe UI Symbol"/>
    </style:style>
    <style:style style:name="T248" style:parent-style-name="DefaultParagraphFont" style:family="text">
      <style:text-properties style:font-name="Arial" style:font-name-complex="Arial"/>
    </style:style>
    <style:style style:name="T249" style:parent-style-name="DefaultParagraphFont" style:family="text">
      <style:text-properties style:font-name="Segoe UI Symbol" style:font-name-complex="Segoe UI Symbol"/>
    </style:style>
    <style:style style:name="T250" style:parent-style-name="DefaultParagraphFont" style:family="text">
      <style:text-properties style:font-name="Arial" style:font-name-complex="Arial"/>
    </style:style>
    <style:style style:name="T251" style:parent-style-name="DefaultParagraphFont" style:family="text">
      <style:text-properties style:font-name="Arial" style:font-name-complex="Arial"/>
    </style:style>
    <style:style style:name="T252" style:parent-style-name="DefaultParagraphFont" style:family="text">
      <style:text-properties style:font-name="Arial" style:font-name-complex="Arial"/>
    </style:style>
    <style:style style:name="T253" style:parent-style-name="DefaultParagraphFont" style:family="text">
      <style:text-properties style:font-name="Arial" style:font-name-complex="Arial"/>
    </style:style>
    <style:style style:name="T254" style:parent-style-name="DefaultParagraphFont" style:family="text">
      <style:text-properties style:font-name="Segoe UI Symbol" style:font-name-complex="Segoe UI Symbol"/>
    </style:style>
    <style:style style:name="T255" style:parent-style-name="DefaultParagraphFont" style:family="text">
      <style:text-properties style:font-name="Arial" style:font-name-complex="Arial"/>
    </style:style>
    <style:style style:name="T256" style:parent-style-name="DefaultParagraphFont" style:family="text">
      <style:text-properties style:font-name="Segoe UI Symbol" style:font-name-complex="Segoe UI Symbol"/>
    </style:style>
    <style:style style:name="T257" style:parent-style-name="DefaultParagraphFont" style:family="text">
      <style:text-properties style:font-name="Arial" style:font-name-complex="Arial"/>
    </style:style>
    <style:style style:name="T258" style:parent-style-name="DefaultParagraphFont" style:family="text">
      <style:text-properties style:font-name="Segoe UI Symbol" style:font-name-complex="Segoe UI Symbol"/>
    </style:style>
    <style:style style:name="T259" style:parent-style-name="DefaultParagraphFont" style:family="text">
      <style:text-properties style:font-name="Arial" style:font-name-complex="Arial"/>
    </style:style>
    <style:style style:name="T260" style:parent-style-name="DefaultParagraphFont" style:family="text">
      <style:text-properties style:font-name="Arial" style:font-name-complex="Arial"/>
    </style:style>
    <style:style style:name="T261" style:parent-style-name="DefaultParagraphFont" style:family="text">
      <style:text-properties style:font-name="Segoe UI Symbol" style:font-name-complex="Segoe UI Symbol"/>
    </style:style>
    <style:style style:name="T262" style:parent-style-name="DefaultParagraphFont" style:family="text">
      <style:text-properties style:font-name="Arial" style:font-name-complex="Arial"/>
    </style:style>
    <style:style style:name="T263" style:parent-style-name="DefaultParagraphFont" style:family="text">
      <style:text-properties style:font-name="Arial" style:font-name-complex="Arial"/>
    </style:style>
    <style:style style:name="T264" style:parent-style-name="DefaultParagraphFont" style:family="text">
      <style:text-properties style:font-name="Arial" style:font-name-complex="Arial"/>
    </style:style>
    <style:style style:name="T265" style:parent-style-name="DefaultParagraphFont" style:family="text">
      <style:text-properties style:font-name="Segoe UI Symbol" style:font-name-complex="Segoe UI Symbol"/>
    </style:style>
    <style:style style:name="T266" style:parent-style-name="DefaultParagraphFont" style:family="text">
      <style:text-properties style:font-name="Arial" style:font-name-complex="Arial"/>
    </style:style>
    <style:style style:name="T267" style:parent-style-name="DefaultParagraphFont" style:family="text">
      <style:text-properties style:font-name="Segoe UI Symbol" style:font-name-complex="Segoe UI Symbol"/>
    </style:style>
    <style:style style:name="T268" style:parent-style-name="DefaultParagraphFont" style:family="text">
      <style:text-properties style:font-name="Arial" style:font-name-complex="Arial"/>
    </style:style>
    <style:style style:name="T269" style:parent-style-name="DefaultParagraphFont" style:family="text">
      <style:text-properties style:font-name="Segoe UI Symbol" style:font-name-complex="Segoe UI Symbol"/>
    </style:style>
    <style:style style:name="T270" style:parent-style-name="DefaultParagraphFont" style:family="text">
      <style:text-properties style:font-name="Arial" style:font-name-complex="Arial"/>
    </style:style>
    <style:style style:name="T271" style:parent-style-name="DefaultParagraphFont" style:family="text">
      <style:text-properties style:font-name="Segoe UI Symbol" style:font-name-complex="Segoe UI Symbol"/>
    </style:style>
    <style:style style:name="T272" style:parent-style-name="DefaultParagraphFont" style:family="text">
      <style:text-properties style:font-name="Arial" style:font-name-complex="Arial"/>
    </style:style>
    <style:style style:name="T273" style:parent-style-name="DefaultParagraphFont" style:family="text">
      <style:text-properties style:font-name="Segoe UI Symbol" style:font-name-complex="Segoe UI Symbol"/>
    </style:style>
    <style:style style:name="T274" style:parent-style-name="DefaultParagraphFont" style:family="text">
      <style:text-properties style:font-name="Arial" style:font-name-complex="Arial"/>
    </style:style>
    <style:style style:name="T275" style:parent-style-name="DefaultParagraphFont" style:family="text">
      <style:text-properties style:font-name="Segoe UI Symbol" style:font-name-complex="Segoe UI Symbol"/>
    </style:style>
    <style:style style:name="T276" style:parent-style-name="DefaultParagraphFont" style:family="text">
      <style:text-properties style:font-name="Arial" style:font-name-complex="Arial"/>
    </style:style>
    <style:style style:name="T277" style:parent-style-name="DefaultParagraphFont" style:family="text">
      <style:text-properties style:font-name="Arial" style:font-name-complex="Arial"/>
    </style:style>
    <style:style style:name="T278" style:parent-style-name="DefaultParagraphFont" style:family="text">
      <style:text-properties style:font-name="Arial" style:font-name-complex="Arial"/>
    </style:style>
    <style:style style:name="T279" style:parent-style-name="DefaultParagraphFont" style:family="text">
      <style:text-properties style:font-name="Arial" style:font-name-complex="Arial"/>
    </style:style>
    <style:style style:name="T280" style:parent-style-name="DefaultParagraphFont" style:family="text">
      <style:text-properties style:font-name="Segoe UI Symbol" style:font-name-complex="Segoe UI Symbol"/>
    </style:style>
    <style:style style:name="T281" style:parent-style-name="DefaultParagraphFont" style:family="text">
      <style:text-properties style:font-name="Arial" style:font-name-complex="Arial"/>
    </style:style>
    <style:style style:name="T282" style:parent-style-name="DefaultParagraphFont" style:family="text">
      <style:text-properties style:font-name="Segoe UI Symbol" style:font-name-complex="Segoe UI Symbol"/>
    </style:style>
    <style:style style:name="T283" style:parent-style-name="DefaultParagraphFont" style:family="text">
      <style:text-properties style:font-name="Arial" style:font-name-complex="Arial"/>
    </style:style>
    <style:style style:name="T284" style:parent-style-name="DefaultParagraphFont" style:family="text">
      <style:text-properties style:font-name="Segoe UI Symbol" style:font-name-complex="Segoe UI Symbol"/>
    </style:style>
    <style:style style:name="T285" style:parent-style-name="DefaultParagraphFont" style:family="text">
      <style:text-properties style:font-name="Arial" style:font-name-complex="Arial"/>
    </style:style>
    <style:style style:name="T286" style:parent-style-name="DefaultParagraphFont" style:family="text">
      <style:text-properties style:font-name="Segoe UI Symbol" style:font-name-complex="Segoe UI Symbol"/>
    </style:style>
    <style:style style:name="T287" style:parent-style-name="DefaultParagraphFont" style:family="text">
      <style:text-properties style:font-name="Arial" style:font-name-complex="Arial"/>
    </style:style>
    <style:style style:name="T288" style:parent-style-name="DefaultParagraphFont" style:family="text">
      <style:text-properties style:font-name="Arial" style:font-name-complex="Arial"/>
    </style:style>
    <style:style style:name="T289" style:parent-style-name="DefaultParagraphFont" style:family="text">
      <style:text-properties style:font-name="Arial" style:font-name-complex="Arial"/>
    </style:style>
    <style:style style:name="T290" style:parent-style-name="DefaultParagraphFont" style:family="text">
      <style:text-properties style:font-name="Segoe UI Symbol" style:font-name-complex="Segoe UI Symbol"/>
    </style:style>
    <style:style style:name="T291" style:parent-style-name="DefaultParagraphFont" style:family="text">
      <style:text-properties style:font-name="Arial" style:font-name-complex="Arial"/>
    </style:style>
    <style:style style:name="T292" style:parent-style-name="DefaultParagraphFont" style:family="text">
      <style:text-properties style:font-name="Segoe UI Symbol" style:font-name-complex="Segoe UI Symbol"/>
    </style:style>
    <style:style style:name="T293" style:parent-style-name="DefaultParagraphFont" style:family="text">
      <style:text-properties style:font-name="Arial" style:font-name-complex="Arial"/>
    </style:style>
    <style:style style:name="T294" style:parent-style-name="DefaultParagraphFont" style:family="text">
      <style:text-properties style:font-name="Segoe UI Symbol" style:font-name-complex="Segoe UI Symbol"/>
    </style:style>
    <style:style style:name="T295" style:parent-style-name="DefaultParagraphFont" style:family="text">
      <style:text-properties style:font-name="Arial" style:font-name-complex="Arial"/>
    </style:style>
    <style:style style:name="T296" style:parent-style-name="DefaultParagraphFont" style:family="text">
      <style:text-properties style:font-name="Segoe UI Symbol" style:font-name-complex="Segoe UI Symbol"/>
    </style:style>
    <style:style style:name="T297" style:parent-style-name="DefaultParagraphFont" style:family="text">
      <style:text-properties style:font-name="Arial" style:font-name-complex="Arial"/>
    </style:style>
    <style:style style:name="T298" style:parent-style-name="DefaultParagraphFont" style:family="text">
      <style:text-properties style:font-name="Segoe UI Symbol" style:font-name-complex="Segoe UI Symbol"/>
    </style:style>
    <style:style style:name="T299" style:parent-style-name="DefaultParagraphFont" style:family="text">
      <style:text-properties style:font-name="Arial" style:font-name-complex="Arial"/>
    </style:style>
    <style:style style:name="T300" style:parent-style-name="DefaultParagraphFont" style:family="text">
      <style:text-properties style:font-name="Segoe UI Symbol" style:font-name-complex="Segoe UI Symbol"/>
    </style:style>
    <style:style style:name="T301" style:parent-style-name="DefaultParagraphFont" style:family="text">
      <style:text-properties style:font-name="Arial" style:font-name-complex="Arial"/>
    </style:style>
    <style:style style:name="T302" style:parent-style-name="DefaultParagraphFont" style:family="text">
      <style:text-properties style:font-name="Arial" style:font-name-complex="Arial"/>
    </style:style>
    <style:style style:name="T303" style:parent-style-name="DefaultParagraphFont" style:family="text">
      <style:text-properties style:font-name="Arial" style:font-name-complex="Arial"/>
    </style:style>
    <style:style style:name="T304" style:parent-style-name="DefaultParagraphFont" style:family="text">
      <style:text-properties style:font-name="Segoe UI Symbol" style:font-name-complex="Segoe UI Symbol"/>
    </style:style>
    <style:style style:name="T305" style:parent-style-name="DefaultParagraphFont" style:family="text">
      <style:text-properties style:font-name="Arial" style:font-name-complex="Arial"/>
    </style:style>
    <style:style style:name="T306" style:parent-style-name="DefaultParagraphFont" style:family="text">
      <style:text-properties style:font-name="Arial" style:font-name-complex="Arial"/>
    </style:style>
    <style:style style:name="T307" style:parent-style-name="DefaultParagraphFont" style:family="text">
      <style:text-properties style:font-name="Segoe UI Symbol" style:font-name-complex="Segoe UI Symbol"/>
    </style:style>
    <style:style style:name="T308" style:parent-style-name="DefaultParagraphFont" style:family="text">
      <style:text-properties style:font-name="Arial" style:font-name-complex="Arial"/>
    </style:style>
    <style:style style:name="T309" style:parent-style-name="DefaultParagraphFont" style:family="text">
      <style:text-properties style:font-name="Segoe UI Symbol" style:font-name-complex="Segoe UI Symbol"/>
    </style:style>
    <style:style style:name="T310" style:parent-style-name="DefaultParagraphFont" style:family="text">
      <style:text-properties style:font-name="Arial" style:font-name-complex="Arial"/>
    </style:style>
    <style:style style:name="T311" style:parent-style-name="DefaultParagraphFont" style:family="text">
      <style:text-properties style:font-name="Segoe UI Symbol" style:font-name-complex="Segoe UI Symbol"/>
    </style:style>
    <style:style style:name="T312" style:parent-style-name="DefaultParagraphFont" style:family="text">
      <style:text-properties style:font-name="Arial" style:font-name-complex="Arial"/>
    </style:style>
    <style:style style:name="T313" style:parent-style-name="DefaultParagraphFont" style:family="text">
      <style:text-properties style:font-name="Arial" style:font-name-complex="Arial"/>
    </style:style>
    <style:style style:name="T314" style:parent-style-name="DefaultParagraphFont" style:family="text">
      <style:text-properties style:font-name="Arial" style:font-name-complex="Arial"/>
    </style:style>
    <style:style style:name="T315" style:parent-style-name="DefaultParagraphFont" style:family="text">
      <style:text-properties style:font-name="Segoe UI Symbol" style:font-name-complex="Segoe UI Symbol"/>
    </style:style>
    <style:style style:name="T316" style:parent-style-name="DefaultParagraphFont" style:family="text">
      <style:text-properties style:font-name="Arial" style:font-name-complex="Arial"/>
    </style:style>
    <style:style style:name="T317" style:parent-style-name="DefaultParagraphFont" style:family="text">
      <style:text-properties style:font-name="Segoe UI Symbol" style:font-name-complex="Segoe UI Symbol"/>
    </style:style>
    <style:style style:name="T318" style:parent-style-name="DefaultParagraphFont" style:family="text">
      <style:text-properties style:font-name="Arial" style:font-name-complex="Arial"/>
    </style:style>
    <style:style style:name="T319" style:parent-style-name="DefaultParagraphFont" style:family="text">
      <style:text-properties style:font-name="Segoe UI Symbol" style:font-name-complex="Segoe UI Symbol"/>
    </style:style>
    <style:style style:name="T320" style:parent-style-name="DefaultParagraphFont" style:family="text">
      <style:text-properties style:font-name="Arial" style:font-name-complex="Arial"/>
    </style:style>
    <style:style style:name="T321" style:parent-style-name="DefaultParagraphFont" style:family="text">
      <style:text-properties style:font-name="Segoe UI Symbol" style:font-name-complex="Segoe UI Symbol"/>
    </style:style>
    <style:style style:name="T322" style:parent-style-name="DefaultParagraphFont" style:family="text">
      <style:text-properties style:font-name="Arial" style:font-name-complex="Arial"/>
    </style:style>
    <style:style style:name="T323" style:parent-style-name="DefaultParagraphFont" style:family="text">
      <style:text-properties style:font-name="Segoe UI Symbol" style:font-name-complex="Segoe UI Symbol"/>
    </style:style>
    <style:style style:name="T324" style:parent-style-name="DefaultParagraphFont" style:family="text">
      <style:text-properties style:font-name="Arial" style:font-name-complex="Arial"/>
    </style:style>
    <style:style style:name="T325" style:parent-style-name="DefaultParagraphFont" style:family="text">
      <style:text-properties style:font-name="Segoe UI Symbol" style:font-name-complex="Segoe UI Symbol"/>
    </style:style>
    <style:style style:name="T326" style:parent-style-name="DefaultParagraphFont" style:family="text">
      <style:text-properties style:font-name="Arial" style:font-name-complex="Arial"/>
    </style:style>
    <style:style style:name="T327" style:parent-style-name="DefaultParagraphFont" style:family="text">
      <style:text-properties style:font-name="Arial" style:font-name-complex="Arial"/>
    </style:style>
    <style:style style:name="T328" style:parent-style-name="DefaultParagraphFont" style:family="text">
      <style:text-properties style:font-name="Arial" style:font-name-complex="Arial"/>
    </style:style>
    <style:style style:name="T329" style:parent-style-name="DefaultParagraphFont" style:family="text">
      <style:text-properties style:font-name="Segoe UI Symbol" style:font-name-complex="Segoe UI Symbol"/>
    </style:style>
    <style:style style:name="T330" style:parent-style-name="DefaultParagraphFont" style:family="text">
      <style:text-properties style:font-name="Arial" style:font-name-complex="Arial"/>
    </style:style>
    <style:style style:name="T331" style:parent-style-name="DefaultParagraphFont" style:family="text">
      <style:text-properties style:font-name="Segoe UI Symbol" style:font-name-complex="Segoe UI Symbol"/>
    </style:style>
    <style:style style:name="T332" style:parent-style-name="DefaultParagraphFont" style:family="text">
      <style:text-properties style:font-name="Arial" style:font-name-complex="Arial"/>
    </style:style>
    <style:style style:name="T333" style:parent-style-name="DefaultParagraphFont" style:family="text">
      <style:text-properties style:font-name="Segoe UI Symbol" style:font-name-complex="Segoe UI Symbol"/>
    </style:style>
    <style:style style:name="T334" style:parent-style-name="DefaultParagraphFont" style:family="text">
      <style:text-properties style:font-name="Arial" style:font-name-complex="Arial"/>
    </style:style>
    <style:style style:name="T335" style:parent-style-name="DefaultParagraphFont" style:family="text">
      <style:text-properties style:font-name="Segoe UI Symbol" style:font-name-complex="Segoe UI Symbol"/>
    </style:style>
    <style:style style:name="T336" style:parent-style-name="DefaultParagraphFont" style:family="text">
      <style:text-properties style:font-name="Arial" style:font-name-complex="Arial"/>
    </style:style>
    <style:style style:name="T337" style:parent-style-name="DefaultParagraphFont" style:family="text">
      <style:text-properties style:font-name="Arial" style:font-name-complex="Arial"/>
    </style:style>
    <style:style style:name="T338" style:parent-style-name="DefaultParagraphFont" style:family="text">
      <style:text-properties style:font-name="Arial" style:font-name-complex="Arial"/>
    </style:style>
    <style:style style:name="T339" style:parent-style-name="DefaultParagraphFont" style:family="text">
      <style:text-properties style:font-name="Arial" style:font-name-complex="Arial"/>
    </style:style>
    <style:style style:name="T340" style:parent-style-name="DefaultParagraphFont" style:family="text">
      <style:text-properties style:font-name="Segoe UI Symbol" style:font-name-complex="Segoe UI Symbol"/>
    </style:style>
    <style:style style:name="T341" style:parent-style-name="DefaultParagraphFont" style:family="text">
      <style:text-properties style:font-name="Arial" style:font-name-complex="Arial"/>
    </style:style>
    <style:style style:name="T342" style:parent-style-name="DefaultParagraphFont" style:family="text">
      <style:text-properties style:font-name="Segoe UI Symbol" style:font-name-complex="Segoe UI Symbol"/>
    </style:style>
    <style:style style:name="T343" style:parent-style-name="DefaultParagraphFont" style:family="text">
      <style:text-properties style:font-name="Arial" style:font-name-complex="Arial"/>
    </style:style>
    <style:style style:name="T344" style:parent-style-name="DefaultParagraphFont" style:family="text">
      <style:text-properties style:font-name="Segoe UI Symbol" style:font-name-complex="Segoe UI Symbol"/>
    </style:style>
    <style:style style:name="T345" style:parent-style-name="DefaultParagraphFont" style:family="text">
      <style:text-properties style:font-name="Arial" style:font-name-complex="Arial"/>
    </style:style>
    <style:style style:name="T346" style:parent-style-name="DefaultParagraphFont" style:family="text">
      <style:text-properties style:font-name="Segoe UI Symbol" style:font-name-complex="Segoe UI Symbol"/>
    </style:style>
    <style:style style:name="T347" style:parent-style-name="DefaultParagraphFont" style:family="text">
      <style:text-properties style:font-name="Arial" style:font-name-complex="Arial"/>
    </style:style>
    <style:style style:name="T348" style:parent-style-name="DefaultParagraphFont" style:family="text">
      <style:text-properties style:font-name="Segoe UI Symbol" style:font-name-complex="Segoe UI Symbol"/>
    </style:style>
    <style:style style:name="T349" style:parent-style-name="DefaultParagraphFont" style:family="text">
      <style:text-properties style:font-name="Arial" style:font-name-complex="Arial"/>
    </style:style>
    <style:style style:name="T350" style:parent-style-name="DefaultParagraphFont" style:family="text">
      <style:text-properties style:font-name="Segoe UI Symbol" style:font-name-complex="Segoe UI Symbol"/>
    </style:style>
    <style:style style:name="T351" style:parent-style-name="DefaultParagraphFont" style:family="text">
      <style:text-properties style:font-name="Arial" style:font-name-complex="Arial"/>
    </style:style>
    <style:style style:name="T352" style:parent-style-name="DefaultParagraphFont" style:family="text">
      <style:text-properties style:font-name="Arial" style:font-name-complex="Arial"/>
    </style:style>
    <style:style style:name="T353" style:parent-style-name="DefaultParagraphFont" style:family="text">
      <style:text-properties style:font-name="Arial" style:font-name-complex="Arial"/>
    </style:style>
    <style:style style:name="T354" style:parent-style-name="DefaultParagraphFont" style:family="text">
      <style:text-properties style:font-name="Arial" style:font-name-complex="Arial"/>
    </style:style>
    <style:style style:name="T355" style:parent-style-name="DefaultParagraphFont" style:family="text">
      <style:text-properties style:font-name="Arial" style:font-name-complex="Arial"/>
    </style:style>
    <style:style style:name="T356" style:parent-style-name="DefaultParagraphFont" style:family="text">
      <style:text-properties style:font-name="Arial" style:font-name-complex="Arial"/>
    </style:style>
    <style:style style:name="T357" style:parent-style-name="DefaultParagraphFont" style:family="text">
      <style:text-properties style:font-name="Arial" style:font-name-complex="Arial"/>
    </style:style>
    <style:style style:name="T358" style:parent-style-name="DefaultParagraphFont" style:family="text">
      <style:text-properties style:font-name="Arial" style:font-name-complex="Arial"/>
    </style:style>
    <style:style style:name="T359" style:parent-style-name="DefaultParagraphFont" style:family="text">
      <style:text-properties style:font-name="Segoe UI Symbol" style:font-name-complex="Segoe UI Symbol"/>
    </style:style>
    <style:style style:name="T360" style:parent-style-name="DefaultParagraphFont" style:family="text">
      <style:text-properties style:font-name="Arial" style:font-name-complex="Arial"/>
    </style:style>
    <style:style style:name="T361" style:parent-style-name="DefaultParagraphFont" style:family="text">
      <style:text-properties style:font-name="Segoe UI Symbol" style:font-name-complex="Segoe UI Symbol"/>
    </style:style>
    <style:style style:name="T362" style:parent-style-name="DefaultParagraphFont" style:family="text">
      <style:text-properties style:font-name="Arial" style:font-name-complex="Arial"/>
    </style:style>
    <style:style style:name="T363" style:parent-style-name="DefaultParagraphFont" style:family="text">
      <style:text-properties style:font-name="Segoe UI Symbol" style:font-name-complex="Segoe UI Symbol"/>
    </style:style>
    <style:style style:name="T364" style:parent-style-name="DefaultParagraphFont" style:family="text">
      <style:text-properties style:font-name="Arial" style:font-name-complex="Arial"/>
    </style:style>
    <style:style style:name="T365" style:parent-style-name="DefaultParagraphFont" style:family="text">
      <style:text-properties style:font-name="Segoe UI Symbol" style:font-name-complex="Segoe UI Symbol"/>
    </style:style>
    <style:style style:name="T366" style:parent-style-name="DefaultParagraphFont" style:family="text">
      <style:text-properties style:font-name="Arial" style:font-name-complex="Arial"/>
    </style:style>
    <style:style style:name="T367" style:parent-style-name="DefaultParagraphFont" style:family="text">
      <style:text-properties style:font-name="Segoe UI Symbol" style:font-name-complex="Segoe UI Symbol"/>
    </style:style>
    <style:style style:name="T368" style:parent-style-name="DefaultParagraphFont" style:family="text">
      <style:text-properties style:font-name="Arial" style:font-name-complex="Arial"/>
    </style:style>
    <style:style style:name="T369" style:parent-style-name="DefaultParagraphFont" style:family="text">
      <style:text-properties style:font-name="Segoe UI Symbol" style:font-name-complex="Segoe UI Symbol"/>
    </style:style>
    <style:style style:name="T370" style:parent-style-name="DefaultParagraphFont" style:family="text">
      <style:text-properties style:font-name="Arial" style:font-name-complex="Arial"/>
    </style:style>
    <style:style style:name="T371" style:parent-style-name="DefaultParagraphFont" style:family="text">
      <style:text-properties style:font-name="Segoe UI Symbol" style:font-name-complex="Segoe UI Symbol"/>
    </style:style>
    <style:style style:name="T372" style:parent-style-name="DefaultParagraphFont" style:family="text">
      <style:text-properties style:font-name="Arial" style:font-name-complex="Arial"/>
    </style:style>
    <style:style style:name="T373" style:parent-style-name="DefaultParagraphFont" style:family="text">
      <style:text-properties style:font-name="Arial" style:font-name-complex="Arial"/>
    </style:style>
    <style:style style:name="T374" style:parent-style-name="DefaultParagraphFont" style:family="text">
      <style:text-properties style:font-name="Arial" style:font-name-complex="Arial"/>
    </style:style>
    <style:style style:name="T375" style:parent-style-name="DefaultParagraphFont" style:family="text">
      <style:text-properties style:font-name="Segoe UI Symbol" style:font-name-complex="Segoe UI Symbol"/>
    </style:style>
    <style:style style:name="T376" style:parent-style-name="DefaultParagraphFont" style:family="text">
      <style:text-properties style:font-name="Arial" style:font-name-complex="Arial"/>
    </style:style>
    <style:style style:name="T377" style:parent-style-name="DefaultParagraphFont" style:family="text">
      <style:text-properties style:font-name="Segoe UI Symbol" style:font-name-complex="Segoe UI Symbol"/>
    </style:style>
    <style:style style:name="T378" style:parent-style-name="DefaultParagraphFont" style:family="text">
      <style:text-properties style:font-name="Arial" style:font-name-complex="Arial"/>
    </style:style>
    <style:style style:name="T379" style:parent-style-name="DefaultParagraphFont" style:family="text">
      <style:text-properties style:font-name="Segoe UI Symbol" style:font-name-complex="Segoe UI Symbol"/>
    </style:style>
    <style:style style:name="T380" style:parent-style-name="DefaultParagraphFont" style:family="text">
      <style:text-properties style:font-name="Arial" style:font-name-complex="Arial"/>
    </style:style>
    <style:style style:name="T381" style:parent-style-name="DefaultParagraphFont" style:family="text">
      <style:text-properties style:font-name="Segoe UI Symbol" style:font-name-complex="Segoe UI Symbol"/>
    </style:style>
    <style:style style:name="T382" style:parent-style-name="DefaultParagraphFont" style:family="text">
      <style:text-properties style:font-name="Arial" style:font-name-complex="Arial"/>
    </style:style>
    <style:style style:name="T383" style:parent-style-name="DefaultParagraphFont" style:family="text">
      <style:text-properties style:font-name="Segoe UI Symbol" style:font-name-complex="Segoe UI Symbol"/>
    </style:style>
    <style:style style:name="T384" style:parent-style-name="DefaultParagraphFont" style:family="text">
      <style:text-properties style:font-name="Arial" style:font-name-complex="Arial"/>
    </style:style>
    <style:style style:name="T385" style:parent-style-name="DefaultParagraphFont" style:family="text">
      <style:text-properties style:font-name="Segoe UI Symbol" style:font-name-complex="Segoe UI Symbol"/>
    </style:style>
    <style:style style:name="T386" style:parent-style-name="DefaultParagraphFont" style:family="text">
      <style:text-properties style:font-name="Arial" style:font-name-complex="Arial"/>
    </style:style>
    <style:style style:name="T387" style:parent-style-name="DefaultParagraphFont" style:family="text">
      <style:text-properties style:font-name="Segoe UI Symbol" style:font-name-complex="Segoe UI Symbol"/>
    </style:style>
    <style:style style:name="T388" style:parent-style-name="DefaultParagraphFont" style:family="text">
      <style:text-properties style:font-name="Arial" style:font-name-complex="Arial"/>
    </style:style>
    <style:style style:name="T389" style:parent-style-name="DefaultParagraphFont" style:family="text">
      <style:text-properties style:font-name="Segoe UI Symbol" style:font-name-complex="Segoe UI Symbol"/>
    </style:style>
    <style:style style:name="T390" style:parent-style-name="DefaultParagraphFont" style:family="text">
      <style:text-properties style:font-name="Arial" style:font-name-complex="Arial"/>
    </style:style>
    <style:style style:name="T391" style:parent-style-name="DefaultParagraphFont" style:family="text">
      <style:text-properties style:font-name="Arial" style:font-name-complex="Arial"/>
    </style:style>
    <style:style style:name="T392" style:parent-style-name="DefaultParagraphFont" style:family="text">
      <style:text-properties style:font-name="Arial" style:font-name-complex="Arial"/>
    </style:style>
    <style:style style:name="T393" style:parent-style-name="DefaultParagraphFont" style:family="text">
      <style:text-properties style:font-name="Segoe UI Symbol" style:font-name-complex="Segoe UI Symbol"/>
    </style:style>
    <style:style style:name="T394" style:parent-style-name="DefaultParagraphFont" style:family="text">
      <style:text-properties style:font-name="Arial" style:font-name-complex="Arial"/>
    </style:style>
    <style:style style:name="T395" style:parent-style-name="DefaultParagraphFont" style:family="text">
      <style:text-properties style:font-name="Segoe UI Symbol" style:font-name-complex="Segoe UI Symbol"/>
    </style:style>
    <style:style style:name="T396" style:parent-style-name="DefaultParagraphFont" style:family="text">
      <style:text-properties style:font-name="Arial" style:font-name-complex="Arial"/>
    </style:style>
    <style:style style:name="T397" style:parent-style-name="DefaultParagraphFont" style:family="text">
      <style:text-properties style:font-name="Arial" style:font-name-complex="Arial"/>
    </style:style>
    <style:style style:name="T398" style:parent-style-name="DefaultParagraphFont" style:family="text">
      <style:text-properties style:font-name="Arial" style:font-name-complex="Arial"/>
    </style:style>
    <style:style style:name="T399" style:parent-style-name="DefaultParagraphFont" style:family="text">
      <style:text-properties style:font-name="Arial" style:font-name-complex="Arial"/>
    </style:style>
    <style:style style:name="T400" style:parent-style-name="DefaultParagraphFont" style:family="text">
      <style:text-properties style:font-name="Segoe UI Symbol" style:font-name-complex="Segoe UI Symbol"/>
    </style:style>
    <style:style style:name="T401" style:parent-style-name="DefaultParagraphFont" style:family="text">
      <style:text-properties style:font-name="Arial" style:font-name-complex="Arial"/>
    </style:style>
    <style:style style:name="T402" style:parent-style-name="DefaultParagraphFont" style:family="text">
      <style:text-properties style:font-name="Segoe UI Symbol" style:font-name-complex="Segoe UI Symbol"/>
    </style:style>
    <style:style style:name="T403" style:parent-style-name="DefaultParagraphFont" style:family="text">
      <style:text-properties style:font-name="Arial" style:font-name-complex="Arial"/>
    </style:style>
    <style:style style:name="T404" style:parent-style-name="DefaultParagraphFont" style:family="text">
      <style:text-properties style:font-name="Segoe UI Symbol" style:font-name-complex="Segoe UI Symbol"/>
    </style:style>
    <style:style style:name="T405" style:parent-style-name="DefaultParagraphFont" style:family="text">
      <style:text-properties style:font-name="Arial" style:font-name-complex="Arial"/>
    </style:style>
    <style:style style:name="T406" style:parent-style-name="DefaultParagraphFont" style:family="text">
      <style:text-properties style:font-name="Segoe UI Symbol" style:font-name-complex="Segoe UI Symbol"/>
    </style:style>
    <style:style style:name="T407" style:parent-style-name="DefaultParagraphFont" style:family="text">
      <style:text-properties style:font-name="Arial" style:font-name-complex="Arial"/>
    </style:style>
    <style:style style:name="T408" style:parent-style-name="DefaultParagraphFont" style:family="text">
      <style:text-properties style:font-name="Arial" style:font-name-complex="Arial"/>
    </style:style>
    <style:style style:name="T409" style:parent-style-name="DefaultParagraphFont" style:family="text">
      <style:text-properties style:font-name="Arial" style:font-name-complex="Arial"/>
    </style:style>
    <style:style style:name="T410" style:parent-style-name="DefaultParagraphFont" style:family="text">
      <style:text-properties style:font-name="Segoe UI Symbol" style:font-name-complex="Segoe UI Symbol"/>
    </style:style>
    <style:style style:name="T411" style:parent-style-name="DefaultParagraphFont" style:family="text">
      <style:text-properties style:font-name="Arial" style:font-name-complex="Arial"/>
    </style:style>
    <style:style style:name="T412" style:parent-style-name="DefaultParagraphFont" style:family="text">
      <style:text-properties style:font-name="Segoe UI Symbol" style:font-name-complex="Segoe UI Symbol"/>
    </style:style>
    <style:style style:name="T413" style:parent-style-name="DefaultParagraphFont" style:family="text">
      <style:text-properties style:font-name="Arial" style:font-name-complex="Arial"/>
    </style:style>
    <style:style style:name="T414" style:parent-style-name="DefaultParagraphFont" style:family="text">
      <style:text-properties style:font-name="Arial" style:font-name-complex="Arial"/>
    </style:style>
    <style:style style:name="T415" style:parent-style-name="DefaultParagraphFont" style:family="text">
      <style:text-properties style:font-name="Arial" style:font-name-complex="Arial"/>
    </style:style>
    <style:style style:name="T416" style:parent-style-name="DefaultParagraphFont" style:family="text">
      <style:text-properties style:font-name="Segoe UI Symbol" style:font-name-complex="Segoe UI Symbol"/>
    </style:style>
    <style:style style:name="T417" style:parent-style-name="DefaultParagraphFont" style:family="text">
      <style:text-properties style:font-name="Arial" style:font-name-complex="Arial"/>
    </style:style>
    <style:style style:name="T418" style:parent-style-name="DefaultParagraphFont" style:family="text">
      <style:text-properties style:font-name="Segoe UI Symbol" style:font-name-complex="Segoe UI Symbol"/>
    </style:style>
    <style:style style:name="T419" style:parent-style-name="DefaultParagraphFont" style:family="text">
      <style:text-properties style:font-name="Arial" style:font-name-complex="Arial"/>
    </style:style>
    <style:style style:name="T420" style:parent-style-name="DefaultParagraphFont" style:family="text">
      <style:text-properties style:font-name="Segoe UI Symbol" style:font-name-complex="Segoe UI Symbol"/>
    </style:style>
    <style:style style:name="T421" style:parent-style-name="DefaultParagraphFont" style:family="text">
      <style:text-properties style:font-name="Arial" style:font-name-complex="Arial"/>
    </style:style>
    <style:style style:name="T422" style:parent-style-name="DefaultParagraphFont" style:family="text">
      <style:text-properties style:font-name="Segoe UI Symbol" style:font-name-complex="Segoe UI Symbol"/>
    </style:style>
    <style:style style:name="T423" style:parent-style-name="DefaultParagraphFont" style:family="text">
      <style:text-properties style:font-name="Arial" style:font-name-complex="Arial"/>
    </style:style>
    <style:style style:name="T424" style:parent-style-name="DefaultParagraphFont" style:family="text">
      <style:text-properties style:font-name="Segoe UI Symbol" style:font-name-complex="Segoe UI Symbol"/>
    </style:style>
    <style:style style:name="T425" style:parent-style-name="DefaultParagraphFont" style:family="text">
      <style:text-properties style:font-name="Arial" style:font-name-complex="Arial"/>
    </style:style>
    <style:style style:name="T426" style:parent-style-name="DefaultParagraphFont" style:family="text">
      <style:text-properties style:font-name="Segoe UI Symbol" style:font-name-complex="Segoe UI Symbol"/>
    </style:style>
    <style:style style:name="T427" style:parent-style-name="DefaultParagraphFont" style:family="text">
      <style:text-properties style:font-name="Arial" style:font-name-complex="Arial"/>
    </style:style>
    <style:style style:name="T428" style:parent-style-name="DefaultParagraphFont" style:family="text">
      <style:text-properties style:font-name="Segoe UI Symbol" style:font-name-complex="Segoe UI Symbol"/>
    </style:style>
    <style:style style:name="T429" style:parent-style-name="DefaultParagraphFont" style:family="text">
      <style:text-properties style:font-name="Arial" style:font-name-complex="Arial"/>
    </style:style>
    <style:style style:name="T430" style:parent-style-name="DefaultParagraphFont" style:family="text">
      <style:text-properties style:font-name="Segoe UI Symbol" style:font-name-complex="Segoe UI Symbol"/>
    </style:style>
    <style:style style:name="T431" style:parent-style-name="DefaultParagraphFont" style:family="text">
      <style:text-properties style:font-name="Arial" style:font-name-complex="Arial"/>
    </style:style>
    <style:style style:name="T432" style:parent-style-name="DefaultParagraphFont" style:family="text">
      <style:text-properties style:font-name="Arial" style:font-name-complex="Arial"/>
    </style:style>
    <style:style style:name="T433" style:parent-style-name="DefaultParagraphFont" style:family="text">
      <style:text-properties style:font-name="Arial" style:font-name-complex="Arial"/>
    </style:style>
    <style:style style:name="T434" style:parent-style-name="DefaultParagraphFont" style:family="text">
      <style:text-properties style:font-name="Segoe UI Symbol" style:font-name-complex="Segoe UI Symbol"/>
    </style:style>
    <style:style style:name="T435" style:parent-style-name="DefaultParagraphFont" style:family="text">
      <style:text-properties style:font-name="Arial" style:font-name-complex="Arial"/>
    </style:style>
    <style:style style:name="T436" style:parent-style-name="DefaultParagraphFont" style:family="text">
      <style:text-properties style:font-name="Segoe UI Symbol" style:font-name-complex="Segoe UI Symbol"/>
    </style:style>
    <style:style style:name="T437" style:parent-style-name="DefaultParagraphFont" style:family="text">
      <style:text-properties style:font-name="Arial" style:font-name-complex="Arial"/>
    </style:style>
    <style:style style:name="T438" style:parent-style-name="DefaultParagraphFont" style:family="text">
      <style:text-properties style:font-name="Segoe UI Symbol" style:font-name-complex="Segoe UI Symbol"/>
    </style:style>
    <style:style style:name="T439" style:parent-style-name="DefaultParagraphFont" style:family="text">
      <style:text-properties style:font-name="Arial" style:font-name-complex="Arial"/>
    </style:style>
    <style:style style:name="T440" style:parent-style-name="DefaultParagraphFont" style:family="text">
      <style:text-properties style:font-name="Segoe UI Symbol" style:font-name-complex="Segoe UI Symbol"/>
    </style:style>
    <style:style style:name="T441" style:parent-style-name="DefaultParagraphFont" style:family="text">
      <style:text-properties style:font-name="Arial" style:font-name-complex="Arial"/>
    </style:style>
    <style:style style:name="T442" style:parent-style-name="DefaultParagraphFont" style:family="text">
      <style:text-properties style:font-name="Segoe UI Symbol" style:font-name-complex="Segoe UI Symbol"/>
    </style:style>
    <style:style style:name="T443" style:parent-style-name="DefaultParagraphFont" style:family="text">
      <style:text-properties style:font-name="Arial" style:font-name-complex="Arial"/>
    </style:style>
    <style:style style:name="T444" style:parent-style-name="DefaultParagraphFont" style:family="text">
      <style:text-properties style:font-name="Segoe UI Symbol" style:font-name-complex="Segoe UI Symbol"/>
    </style:style>
    <style:style style:name="T445" style:parent-style-name="DefaultParagraphFont" style:family="text">
      <style:text-properties style:font-name="Arial" style:font-name-complex="Arial"/>
    </style:style>
    <style:style style:name="T446" style:parent-style-name="DefaultParagraphFont" style:family="text">
      <style:text-properties style:font-name="Arial" style:font-name-complex="Arial"/>
    </style:style>
    <style:style style:name="T447" style:parent-style-name="DefaultParagraphFont" style:family="text">
      <style:text-properties style:font-name="Arial" style:font-name-complex="Arial"/>
    </style:style>
    <style:style style:name="T448" style:parent-style-name="DefaultParagraphFont" style:family="text">
      <style:text-properties style:font-name="Segoe UI Symbol" style:font-name-complex="Segoe UI Symbol"/>
    </style:style>
    <style:style style:name="T449" style:parent-style-name="DefaultParagraphFont" style:family="text">
      <style:text-properties style:font-name="Arial" style:font-name-complex="Arial"/>
    </style:style>
    <style:style style:name="T450" style:parent-style-name="DefaultParagraphFont" style:family="text">
      <style:text-properties style:font-name="Segoe UI Symbol" style:font-name-complex="Segoe UI Symbol"/>
    </style:style>
    <style:style style:name="T451" style:parent-style-name="DefaultParagraphFont" style:family="text">
      <style:text-properties style:font-name="Arial" style:font-name-complex="Arial"/>
    </style:style>
    <style:style style:name="T452" style:parent-style-name="DefaultParagraphFont" style:family="text">
      <style:text-properties style:font-name="Segoe UI Symbol" style:font-name-complex="Segoe UI Symbol"/>
    </style:style>
    <style:style style:name="T453" style:parent-style-name="DefaultParagraphFont" style:family="text">
      <style:text-properties style:font-name="Arial" style:font-name-complex="Arial"/>
    </style:style>
    <style:style style:name="T454" style:parent-style-name="DefaultParagraphFont" style:family="text">
      <style:text-properties style:font-name="Segoe UI Symbol" style:font-name-complex="Segoe UI Symbol"/>
    </style:style>
    <style:style style:name="T455" style:parent-style-name="DefaultParagraphFont" style:family="text">
      <style:text-properties style:font-name="Arial" style:font-name-complex="Arial"/>
    </style:style>
    <style:style style:name="T456" style:parent-style-name="DefaultParagraphFont" style:family="text">
      <style:text-properties style:font-name="Segoe UI Symbol" style:font-name-complex="Segoe UI Symbol"/>
    </style:style>
    <style:style style:name="T457" style:parent-style-name="DefaultParagraphFont" style:family="text">
      <style:text-properties style:font-name="Arial" style:font-name-complex="Arial"/>
    </style:style>
    <style:style style:name="T458" style:parent-style-name="DefaultParagraphFont" style:family="text">
      <style:text-properties style:font-name="Segoe UI Symbol" style:font-name-complex="Segoe UI Symbol"/>
    </style:style>
    <style:style style:name="T459" style:parent-style-name="DefaultParagraphFont" style:family="text">
      <style:text-properties style:font-name="Arial" style:font-name-complex="Arial"/>
    </style:style>
    <style:style style:name="T460" style:parent-style-name="DefaultParagraphFont" style:family="text">
      <style:text-properties style:font-name="Segoe UI Symbol" style:font-name-complex="Segoe UI Symbol"/>
    </style:style>
    <style:style style:name="T461" style:parent-style-name="DefaultParagraphFont" style:family="text">
      <style:text-properties style:font-name="Arial" style:font-name-complex="Arial"/>
    </style:style>
    <style:style style:name="T462" style:parent-style-name="DefaultParagraphFont" style:family="text">
      <style:text-properties style:font-name="Segoe UI Symbol" style:font-name-complex="Segoe UI Symbol"/>
    </style:style>
    <style:style style:name="T463" style:parent-style-name="DefaultParagraphFont" style:family="text">
      <style:text-properties style:font-name="Arial" style:font-name-complex="Arial"/>
    </style:style>
    <style:style style:name="T464" style:parent-style-name="DefaultParagraphFont" style:family="text">
      <style:text-properties style:font-name="Arial" style:font-name-complex="Arial"/>
    </style:style>
    <style:style style:name="T465" style:parent-style-name="DefaultParagraphFont" style:family="text">
      <style:text-properties style:font-name="Arial" style:font-name-complex="Arial"/>
    </style:style>
    <style:style style:name="T466" style:parent-style-name="DefaultParagraphFont" style:family="text">
      <style:text-properties style:font-name="Segoe UI Symbol" style:font-name-complex="Segoe UI Symbol"/>
    </style:style>
    <style:style style:name="T467" style:parent-style-name="DefaultParagraphFont" style:family="text">
      <style:text-properties style:font-name="Arial" style:font-name-complex="Arial"/>
    </style:style>
    <style:style style:name="T468" style:parent-style-name="DefaultParagraphFont" style:family="text">
      <style:text-properties style:font-name="Segoe UI Symbol" style:font-name-complex="Segoe UI Symbol"/>
    </style:style>
    <style:style style:name="T469" style:parent-style-name="DefaultParagraphFont" style:family="text">
      <style:text-properties style:font-name="Arial" style:font-name-complex="Arial"/>
    </style:style>
    <style:style style:name="T470" style:parent-style-name="DefaultParagraphFont" style:family="text">
      <style:text-properties style:font-name="Segoe UI Symbol" style:font-name-complex="Segoe UI Symbol"/>
    </style:style>
    <style:style style:name="T471" style:parent-style-name="DefaultParagraphFont" style:family="text">
      <style:text-properties style:font-name="Arial" style:font-name-complex="Arial"/>
    </style:style>
    <style:style style:name="T472" style:parent-style-name="DefaultParagraphFont" style:family="text">
      <style:text-properties style:font-name="Segoe UI Symbol" style:font-name-complex="Segoe UI Symbol"/>
    </style:style>
    <style:style style:name="T473" style:parent-style-name="DefaultParagraphFont" style:family="text">
      <style:text-properties style:font-name="Arial" style:font-name-complex="Arial"/>
    </style:style>
    <style:style style:name="T474" style:parent-style-name="DefaultParagraphFont" style:family="text">
      <style:text-properties style:font-name="Segoe UI Symbol" style:font-name-complex="Segoe UI Symbol"/>
    </style:style>
    <style:style style:name="T475" style:parent-style-name="DefaultParagraphFont" style:family="text">
      <style:text-properties style:font-name="Arial" style:font-name-complex="Arial"/>
    </style:style>
    <style:style style:name="T476" style:parent-style-name="DefaultParagraphFont" style:family="text">
      <style:text-properties style:font-name="Segoe UI Symbol" style:font-name-complex="Segoe UI Symbol"/>
    </style:style>
    <style:style style:name="T477" style:parent-style-name="DefaultParagraphFont" style:family="text">
      <style:text-properties style:font-name="Arial" style:font-name-complex="Arial"/>
    </style:style>
    <style:style style:name="T478" style:parent-style-name="DefaultParagraphFont" style:family="text">
      <style:text-properties style:font-name="Segoe UI Symbol" style:font-name-complex="Segoe UI Symbol"/>
    </style:style>
    <style:style style:name="T479" style:parent-style-name="DefaultParagraphFont" style:family="text">
      <style:text-properties style:font-name="Arial" style:font-name-complex="Arial"/>
    </style:style>
    <style:style style:name="T480" style:parent-style-name="DefaultParagraphFont" style:family="text">
      <style:text-properties style:font-name="Segoe UI Symbol" style:font-name-complex="Segoe UI Symbol"/>
    </style:style>
    <style:style style:name="T481" style:parent-style-name="DefaultParagraphFont" style:family="text">
      <style:text-properties style:font-name="Arial" style:font-name-complex="Arial"/>
    </style:style>
    <style:style style:name="T482" style:parent-style-name="DefaultParagraphFont" style:family="text">
      <style:text-properties style:font-name="Arial" style:font-name-complex="Arial"/>
    </style:style>
    <style:style style:name="T483" style:parent-style-name="DefaultParagraphFont" style:family="text">
      <style:text-properties style:font-name="Arial" style:font-name-complex="Arial"/>
    </style:style>
    <style:style style:name="T484" style:parent-style-name="DefaultParagraphFont" style:family="text">
      <style:text-properties style:font-name="Arial" style:font-name-complex="Arial"/>
    </style:style>
    <style:style style:name="T485" style:parent-style-name="DefaultParagraphFont" style:family="text">
      <style:text-properties style:font-name="Segoe UI Symbol" style:font-name-complex="Segoe UI Symbol"/>
    </style:style>
    <style:style style:name="T486" style:parent-style-name="DefaultParagraphFont" style:family="text">
      <style:text-properties style:font-name="Arial" style:font-name-complex="Arial"/>
    </style:style>
    <style:style style:name="T487" style:parent-style-name="DefaultParagraphFont" style:family="text">
      <style:text-properties style:font-name="Segoe UI Symbol" style:font-name-complex="Segoe UI Symbol"/>
    </style:style>
    <style:style style:name="T488" style:parent-style-name="DefaultParagraphFont" style:family="text">
      <style:text-properties style:font-name="Arial" style:font-name-complex="Arial"/>
    </style:style>
    <style:style style:name="T489" style:parent-style-name="DefaultParagraphFont" style:family="text">
      <style:text-properties style:font-name="Segoe UI Symbol" style:font-name-complex="Segoe UI Symbol"/>
    </style:style>
    <style:style style:name="T490" style:parent-style-name="DefaultParagraphFont" style:family="text">
      <style:text-properties style:font-name="Arial" style:font-name-complex="Arial"/>
    </style:style>
    <style:style style:name="T491" style:parent-style-name="DefaultParagraphFont" style:family="text">
      <style:text-properties style:font-name="Segoe UI Symbol" style:font-name-complex="Segoe UI Symbol"/>
    </style:style>
    <style:style style:name="T492" style:parent-style-name="DefaultParagraphFont" style:family="text">
      <style:text-properties style:font-name="Arial" style:font-name-complex="Arial"/>
    </style:style>
    <style:style style:name="T493" style:parent-style-name="DefaultParagraphFont" style:family="text">
      <style:text-properties style:font-name="Segoe UI Symbol" style:font-name-complex="Segoe UI Symbol"/>
    </style:style>
    <style:style style:name="T494" style:parent-style-name="DefaultParagraphFont" style:family="text">
      <style:text-properties style:font-name="Arial" style:font-name-complex="Arial"/>
    </style:style>
    <style:style style:name="T495" style:parent-style-name="DefaultParagraphFont" style:family="text">
      <style:text-properties style:font-name="Segoe UI Symbol" style:font-name-complex="Segoe UI Symbol"/>
    </style:style>
    <style:style style:name="T496" style:parent-style-name="DefaultParagraphFont" style:family="text">
      <style:text-properties style:font-name="Arial" style:font-name-complex="Arial"/>
    </style:style>
    <style:style style:name="T497" style:parent-style-name="DefaultParagraphFont" style:family="text">
      <style:text-properties style:font-name="Segoe UI Symbol" style:font-name-complex="Segoe UI Symbol"/>
    </style:style>
    <style:style style:name="T498" style:parent-style-name="DefaultParagraphFont" style:family="text">
      <style:text-properties style:font-name="Arial" style:font-name-complex="Arial"/>
    </style:style>
    <style:style style:name="T499" style:parent-style-name="DefaultParagraphFont" style:family="text">
      <style:text-properties style:font-name="Segoe UI Symbol" style:font-name-complex="Segoe UI Symbol"/>
    </style:style>
    <style:style style:name="T500" style:parent-style-name="DefaultParagraphFont" style:family="text">
      <style:text-properties style:font-name="Arial" style:font-name-complex="Arial"/>
    </style:style>
    <style:style style:name="T501" style:parent-style-name="DefaultParagraphFont" style:family="text">
      <style:text-properties style:font-name="Arial" style:font-name-complex="Arial"/>
    </style:style>
    <style:style style:name="T502" style:parent-style-name="DefaultParagraphFont" style:family="text">
      <style:text-properties style:font-name="Arial" style:font-name-complex="Arial"/>
    </style:style>
    <style:style style:name="T503" style:parent-style-name="DefaultParagraphFont" style:family="text">
      <style:text-properties style:font-name="Segoe UI Symbol" style:font-name-complex="Segoe UI Symbol"/>
    </style:style>
    <style:style style:name="T504" style:parent-style-name="DefaultParagraphFont" style:family="text">
      <style:text-properties style:font-name="Arial" style:font-name-complex="Arial"/>
    </style:style>
    <style:style style:name="T505" style:parent-style-name="DefaultParagraphFont" style:family="text">
      <style:text-properties style:font-name="Segoe UI Symbol" style:font-name-complex="Segoe UI Symbol"/>
    </style:style>
    <style:style style:name="T506" style:parent-style-name="DefaultParagraphFont" style:family="text">
      <style:text-properties style:font-name="Arial" style:font-name-complex="Arial"/>
    </style:style>
    <style:style style:name="T507" style:parent-style-name="DefaultParagraphFont" style:family="text">
      <style:text-properties style:font-name="Segoe UI Symbol" style:font-name-complex="Segoe UI Symbol"/>
    </style:style>
    <style:style style:name="T508" style:parent-style-name="DefaultParagraphFont" style:family="text">
      <style:text-properties style:font-name="Arial" style:font-name-complex="Arial"/>
    </style:style>
    <style:style style:name="T509" style:parent-style-name="DefaultParagraphFont" style:family="text">
      <style:text-properties style:font-name="Segoe UI Symbol" style:font-name-complex="Segoe UI Symbol"/>
    </style:style>
    <style:style style:name="T510" style:parent-style-name="DefaultParagraphFont" style:family="text">
      <style:text-properties style:font-name="Arial" style:font-name-complex="Arial"/>
    </style:style>
    <style:style style:name="T511" style:parent-style-name="DefaultParagraphFont" style:family="text">
      <style:text-properties style:font-name="Segoe UI Symbol" style:font-name-complex="Segoe UI Symbol"/>
    </style:style>
    <style:style style:name="T512" style:parent-style-name="DefaultParagraphFont" style:family="text">
      <style:text-properties style:font-name="Arial" style:font-name-complex="Arial"/>
    </style:style>
    <style:style style:name="T513" style:parent-style-name="DefaultParagraphFont" style:family="text">
      <style:text-properties style:font-name="Segoe UI Symbol" style:font-name-complex="Segoe UI Symbol"/>
    </style:style>
    <style:style style:name="T514" style:parent-style-name="DefaultParagraphFont" style:family="text">
      <style:text-properties style:font-name="Arial" style:font-name-complex="Arial"/>
    </style:style>
    <style:style style:name="T515" style:parent-style-name="DefaultParagraphFont" style:family="text">
      <style:text-properties style:font-name="Segoe UI Symbol" style:font-name-complex="Segoe UI Symbol"/>
    </style:style>
    <style:style style:name="T516" style:parent-style-name="DefaultParagraphFont" style:family="text">
      <style:text-properties style:font-name="Arial" style:font-name-complex="Arial"/>
    </style:style>
    <style:style style:name="T517" style:parent-style-name="DefaultParagraphFont" style:family="text">
      <style:text-properties style:font-name="Arial" style:font-name-complex="Arial"/>
    </style:style>
    <style:style style:name="T518" style:parent-style-name="DefaultParagraphFont" style:family="text">
      <style:text-properties style:font-name="Segoe UI Symbol" style:font-name-complex="Segoe UI Symbol"/>
    </style:style>
    <style:style style:name="T519" style:parent-style-name="DefaultParagraphFont" style:family="text">
      <style:text-properties style:font-name="Arial" style:font-name-complex="Arial"/>
    </style:style>
    <style:style style:name="T520" style:parent-style-name="DefaultParagraphFont" style:family="text">
      <style:text-properties style:font-name="Arial" style:font-name-complex="Arial"/>
    </style:style>
    <style:style style:name="T521" style:parent-style-name="DefaultParagraphFont" style:family="text">
      <style:text-properties style:font-name="Arial" style:font-name-complex="Arial"/>
    </style:style>
    <style:style style:name="T522" style:parent-style-name="DefaultParagraphFont" style:family="text">
      <style:text-properties style:font-name="Segoe UI Symbol" style:font-name-complex="Segoe UI Symbol"/>
    </style:style>
    <style:style style:name="T523" style:parent-style-name="DefaultParagraphFont" style:family="text">
      <style:text-properties style:font-name="Arial" style:font-name-complex="Arial"/>
    </style:style>
    <style:style style:name="T524" style:parent-style-name="DefaultParagraphFont" style:family="text">
      <style:text-properties style:font-name="Segoe UI Symbol" style:font-name-complex="Segoe UI Symbol"/>
    </style:style>
    <style:style style:name="T525" style:parent-style-name="DefaultParagraphFont" style:family="text">
      <style:text-properties style:font-name="Arial" style:font-name-complex="Arial"/>
    </style:style>
    <style:style style:name="T526" style:parent-style-name="DefaultParagraphFont" style:family="text">
      <style:text-properties style:font-name="Segoe UI Symbol" style:font-name-complex="Segoe UI Symbol"/>
    </style:style>
    <style:style style:name="T527" style:parent-style-name="DefaultParagraphFont" style:family="text">
      <style:text-properties style:font-name="Arial" style:font-name-complex="Arial"/>
    </style:style>
    <style:style style:name="T528" style:parent-style-name="DefaultParagraphFont" style:family="text">
      <style:text-properties style:font-name="Segoe UI Symbol" style:font-name-complex="Segoe UI Symbol"/>
    </style:style>
    <style:style style:name="T529" style:parent-style-name="DefaultParagraphFont" style:family="text">
      <style:text-properties style:font-name="Arial" style:font-name-complex="Arial"/>
    </style:style>
    <style:style style:name="T530" style:parent-style-name="DefaultParagraphFont" style:family="text">
      <style:text-properties style:font-name="Arial" style:font-name-complex="Arial"/>
    </style:style>
    <style:style style:name="T531" style:parent-style-name="DefaultParagraphFont" style:family="text">
      <style:text-properties style:font-name="Arial" style:font-name-complex="Arial"/>
    </style:style>
    <style:style style:name="T532" style:parent-style-name="DefaultParagraphFont" style:family="text">
      <style:text-properties style:font-name="Segoe UI Symbol" style:font-name-complex="Segoe UI Symbol"/>
    </style:style>
    <style:style style:name="T533" style:parent-style-name="DefaultParagraphFont" style:family="text">
      <style:text-properties style:font-name="Arial" style:font-name-complex="Arial"/>
    </style:style>
    <style:style style:name="T534" style:parent-style-name="DefaultParagraphFont" style:family="text">
      <style:text-properties style:font-name="Segoe UI Symbol" style:font-name-complex="Segoe UI Symbol"/>
    </style:style>
    <style:style style:name="T535" style:parent-style-name="DefaultParagraphFont" style:family="text">
      <style:text-properties style:font-name="Arial" style:font-name-complex="Arial"/>
    </style:style>
    <style:style style:name="T536" style:parent-style-name="DefaultParagraphFont" style:family="text">
      <style:text-properties style:font-name="Arial" style:font-name-complex="Arial"/>
    </style:style>
    <style:style style:name="T537" style:parent-style-name="DefaultParagraphFont" style:family="text">
      <style:text-properties style:font-name="Arial" style:font-name-complex="Arial"/>
    </style:style>
    <style:style style:name="T538" style:parent-style-name="DefaultParagraphFont" style:family="text">
      <style:text-properties style:font-name="Arial" style:font-name-complex="Arial"/>
    </style:style>
    <style:style style:name="T539" style:parent-style-name="DefaultParagraphFont" style:family="text">
      <style:text-properties style:font-name="Segoe UI Symbol" style:font-name-complex="Segoe UI Symbol"/>
    </style:style>
    <style:style style:name="T540" style:parent-style-name="DefaultParagraphFont" style:family="text">
      <style:text-properties style:font-name="Arial" style:font-name-complex="Arial"/>
    </style:style>
    <style:style style:name="T541" style:parent-style-name="DefaultParagraphFont" style:family="text">
      <style:text-properties style:font-name="Segoe UI Symbol" style:font-name-complex="Segoe UI Symbol"/>
    </style:style>
    <style:style style:name="T542" style:parent-style-name="DefaultParagraphFont" style:family="text">
      <style:text-properties style:font-name="Arial" style:font-name-complex="Arial"/>
    </style:style>
    <style:style style:name="T543" style:parent-style-name="DefaultParagraphFont" style:family="text">
      <style:text-properties style:font-name="Segoe UI Symbol" style:font-name-complex="Segoe UI Symbol"/>
    </style:style>
    <style:style style:name="T544" style:parent-style-name="DefaultParagraphFont" style:family="text">
      <style:text-properties style:font-name="Arial" style:font-name-complex="Arial"/>
    </style:style>
    <style:style style:name="T545" style:parent-style-name="DefaultParagraphFont" style:family="text">
      <style:text-properties style:font-name="Segoe UI Symbol" style:font-name-complex="Segoe UI Symbol"/>
    </style:style>
    <style:style style:name="T546" style:parent-style-name="DefaultParagraphFont" style:family="text">
      <style:text-properties style:font-name="Arial" style:font-name-complex="Arial"/>
    </style:style>
    <style:style style:name="T547" style:parent-style-name="DefaultParagraphFont" style:family="text">
      <style:text-properties style:font-name="Arial" style:font-name-complex="Arial"/>
    </style:style>
    <style:style style:name="T548" style:parent-style-name="DefaultParagraphFont" style:family="text">
      <style:text-properties style:font-name="Arial" style:font-name-complex="Arial"/>
    </style:style>
    <style:style style:name="T549" style:parent-style-name="DefaultParagraphFont" style:family="text">
      <style:text-properties style:font-name="Segoe UI Symbol" style:font-name-complex="Segoe UI Symbol"/>
    </style:style>
    <style:style style:name="T550" style:parent-style-name="DefaultParagraphFont" style:family="text">
      <style:text-properties style:font-name="Arial" style:font-name-complex="Arial"/>
    </style:style>
    <style:style style:name="T551" style:parent-style-name="DefaultParagraphFont" style:family="text">
      <style:text-properties style:font-name="Segoe UI Symbol" style:font-name-complex="Segoe UI Symbol"/>
    </style:style>
    <style:style style:name="T552" style:parent-style-name="DefaultParagraphFont" style:family="text">
      <style:text-properties style:font-name="Arial" style:font-name-complex="Arial"/>
    </style:style>
    <style:style style:name="T553" style:parent-style-name="DefaultParagraphFont" style:family="text">
      <style:text-properties style:font-name="Arial" style:font-name-complex="Arial"/>
    </style:style>
    <style:style style:name="T554" style:parent-style-name="DefaultParagraphFont" style:family="text">
      <style:text-properties style:font-name="Arial" style:font-name-complex="Arial"/>
    </style:style>
    <style:style style:name="T555" style:parent-style-name="DefaultParagraphFont" style:family="text">
      <style:text-properties style:font-name="Arial" style:font-name-complex="Arial"/>
    </style:style>
    <style:style style:name="T556" style:parent-style-name="DefaultParagraphFont" style:family="text">
      <style:text-properties style:font-name="Arial" style:font-name-complex="Arial"/>
    </style:style>
    <style:style style:name="T557" style:parent-style-name="DefaultParagraphFont" style:family="text">
      <style:text-properties style:font-name="Arial" style:font-name-complex="Arial"/>
    </style:style>
    <style:style style:name="T558" style:parent-style-name="DefaultParagraphFont" style:family="text">
      <style:text-properties style:font-name="Arial" style:font-name-complex="Arial"/>
    </style:style>
    <style:style style:name="T559" style:parent-style-name="DefaultParagraphFont" style:family="text">
      <style:text-properties style:font-name="Arial" style:font-name-complex="Arial"/>
    </style:style>
    <style:style style:name="T560" style:parent-style-name="DefaultParagraphFont" style:family="text">
      <style:text-properties style:font-name="Arial" style:font-name-complex="Arial"/>
    </style:style>
    <style:style style:name="T561" style:parent-style-name="DefaultParagraphFont" style:family="text">
      <style:text-properties style:font-name="Arial" style:font-name-complex="Arial"/>
    </style:style>
    <style:style style:name="T562" style:parent-style-name="DefaultParagraphFont" style:family="text">
      <style:text-properties style:font-name="Arial" style:font-name-complex="Arial"/>
    </style:style>
    <style:style style:name="T563" style:parent-style-name="DefaultParagraphFont" style:family="text">
      <style:text-properties style:font-name="Arial" style:font-name-complex="Arial"/>
    </style:style>
    <style:style style:name="T564" style:parent-style-name="DefaultParagraphFont" style:family="text">
      <style:text-properties style:font-name="Arial" style:font-name-complex="Arial"/>
    </style:style>
    <style:style style:name="T565" style:parent-style-name="DefaultParagraphFont" style:family="text">
      <style:text-properties style:font-name="Arial" style:font-name-complex="Arial"/>
    </style:style>
    <style:style style:name="T566" style:parent-style-name="DefaultParagraphFont" style:family="text">
      <style:text-properties style:font-name="Arial" style:font-name-complex="Arial"/>
    </style:style>
    <style:style style:name="T567" style:parent-style-name="DefaultParagraphFont" style:family="text">
      <style:text-properties style:font-name="Arial" style:font-name-complex="Arial"/>
    </style:style>
    <style:style style:name="T568" style:parent-style-name="DefaultParagraphFont" style:family="text">
      <style:text-properties style:font-name="Arial" style:font-name-complex="Arial"/>
    </style:style>
    <style:style style:name="P5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PS C:\Users\prosenjit19\Desktop\Spine&gt; &amp;<text:s/>"C:\Users\prosenjit19\Desktop\Spine\vindr-spinexr\.venvUsers\prosenjit19\Desktop\Spine\vindr-spinexr\train_densenet201_simple.py --batch-size 64 --epoc</text:p>
      <text:p text:style-name="Normal">================================================================================</text:p>
      <text:p text:style-name="Normal">DenseNet-201 Training for VinDr-SpineXR</text:p>
      <text:p text:style-name="Normal">================================================================================</text:p>
      <text:p text:style-name="Normal"/>
      <text:p text:style-name="Normal">Configuration:</text:p>
      <text:p text:style-name="Normal"><text:s text:c="2"/>Model: densenet201</text:p>
      <text:p text:style-name="Normal"><text:s text:c="2"/>Batch size: 64</text:p>
      <text:p text:style-name="Normal"><text:s text:c="2"/>Epochs: 10</text:p>
      <text:p text:style-name="Normal"><text:s text:c="2"/>Learning rate: 0.001</text:p>
      <text:p text:style-name="Normal"><text:s text:c="2"/>Image size: 224</text:p>
      <text:p text:style-name="Normal"><text:s text:c="2"/>Output: C:\Users\prosenjit19\Desktop\Spine\vindr-spinexr\outputs\densenet201_pure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><text:s text:c="2"/>Memory allocated: 0.00 MB</text:p>
      <text:p text:style-name="Normal"><text:s text:c="2"/>Memory cached: 0.00 MB</text:p>
      <text:p text:style-name="Normal"/>
      <text:p text:style-name="Normal"><text:s text:c="2"/>Normal: 1070</text:p>
      <text:p text:style-name="Normal"><text:s text:c="2"/>Abnormal: 1007</text:p>
      <text:p text:style-name="Normal"/>
      <text:p text:style-name="Normal">Creating DenseNet-201 model...</text:p>
      <text:p text:style-name="Normal">Model parameters:<text:s/>18,094,849</text:p>
      <text:p text:style-name="Normal"/>
      <text:p text:style-name="Normal">Starting training...</text:p>
      <text:p text:style-name="Normal">================================================================================</text:p>
      <text:p text:style-name="Normal">Epoch 1/10 [Train]: <text:s text:c="2"/>0%| <text:s text:c="69"/>|0/132 [00:00&lt;?, ?it/s]</text:p>
      <text:p text:style-name="Normal">[GPU Check] Images device: cuda:0, Labels device: cuda:0</text:p>
      <text:p text:style-name="Normal">[GPU Check] GPU Memory: 106.82 MB</text:p>
      <text:p text:style-name="Normal"/>
      <text:p text:style-name="Normal">Epoch 1/10 [Train]: <text:s text:c="2"/>3%|<text:span text:style-name="T2">█</text:span><text:span text:style-name="T3">▍</text:span><text:s text:c="47"/>| 4/132 [00:27&lt;14:29, Epoch 1/10 [Train]: <text:s text:c="2"/>3%|<text:span text:style-name="T4">█</text:span><text:span text:style-name="T5">▍</text:span><text:s text:c="47"/>| 4/132 [00:34&lt;14:29, 0:47&lt;13:48, <text:s/>Epoch 1/10 [Train]: <text:s text:c="2"/>5%|<text:span text:style-name="T6">██▌</text:span><text:s text:c="35"/>5/132 [00:34&lt;14:05, <text:s text:c="12"/>| 7/132 [00:47&lt;14:00, <text:s/>Epoch 1/10 [Train]: <text:s text:c="2"/>5%|<text:span text:style-name="T7">██▌</text:span><text:s text:c="27"/>| 6/13 <text:s text:c="33"/>| 7/132 [00:53&lt;14:00, <text:s/>Epoch 1/10 [Train] <text:s text:c="20"/>: <text:s text:c="2"/>6%|<text:span text:style-name="T8">██</text:span><text:span text:style-name="T9">▉</text:span><text:s text:c="46"/>|<text:s/>8/132 [00:53&lt;13:3<text:span text:style-name="T10">▉</text:span><text:s text:c="20"/>9, <text:s/>Epoch 1/10 [Train]: <text:s text:c="2"/>6%|<text:span text:style-name="T11">██</text:span><text:span text:style-name="T12">▉</text:span><text:s text:c="43"/>[Train]: <text:s text:c="2"/>7%|<text:span text:style-name="T13">███</text:span><text:span text:style-name="T14">▎</text:span><text:s text:c="6"/>| 8/132 [01:00&lt;13:39, <text:s/>Epoch 1/10 [Train]: <text:s text:c="2"/>7%|<text:span text:style-name="T15">███</text:span><text:span text:style-name="T16">▎</text:span><text:s text:c="20"/>26, <text:s/>Epoch 1/10 [Trai <text:s text:c="24"/>| 9/132 [01:00&lt;13:26, <text:s/>Epoch 1/10 [Train]: <text:s text:c="2"/>7%|<text:span text:style-name="T17">██</text:span>0/132 [01:13&lt;13:06, <text:s/><text:span text:style-name="T18">█</text:span><text:span text:style-name="T19">▎</text:span><text:s text:c="45"/>| 9/132 [01:06&lt;13:26, <text:s/>Epoch<text:s/><text:s text:c="12"/>| 11/132 1/10 [Train]: <text:s text:c="2"/>8%|<text:span text:style-name="T20">███</text:span><text:span text:style-name="T21">▋</text:span><text:s text:c="44"/>| 10/13 <text:s text:c="20"/>2 [01:06&lt;13:06, <text:s/>Epoch 1/10 [Train]: <text:s text:c="2"/>8%|<text:span text:style-name="T22">███</text:span><text:span text:style-name="T23">▋</text:span><text:s text:c="29"/>6] <text:s text:c="14"/>| 10/132 [01:13&lt;13:06, <text:s/>Epoch 1/10 [Train]: <text:s text:c="2"/>8%|<text:span text:style-name="T24">████</text:span><text:s text:c="44"/>| 11/132 [01:13&lt;13:23, <text:s/>Epoch 1/10 [Train]: <text:s text:c="2"/>8%|<text:span text:style-name="T25">████</text:span><text:s text:c="44"/>| 11/132 [01:20&lt;13:23, <text:s/>Epoch 1/10 [Train]: <text:s text:c="2"/>9%|<text:span text:style-name="T26">████</text:span><text:span text:style-name="T27">▎</text:span><text:s text:c="43"/>| 12/132 [01:20&lt;13:14, <text:s/>Epoch 1/10 [Train]: <text:s text:c="2"/>9%|<text:span text:style-name="T28">████</text:span><text:span text:style-name="T29">▎</text:span><text:s text:c="40"/>| 12/132 [01:27&lt;13:14, <text:s/>Epoch 1/Epoch 1/10 [Train]: <text:s/>11%|<text:span text:style-name="T30">█████</text:span><text:s text:c="40"/>| 14/132 [01:34&lt;1Epoch 1/10 [Train]: <text:s/>11%|<text:span text:style-name="T31">█████</text:span><text:s text:c="40"/>| Epoch 1/10 [Train]: <text:s/>11%|<text:span text:style-name="T32">█████</text:span><text:span text:style-name="T33">▍</text:span><text:s text:c="42"/>| Epoch 1/10 [Train]11%|<text:span text:style-name="T34">█████</text:span><text:span text:style-name="T35">▍</text:span><text:s text:c="42"/>| Epoch 1/10 [Train]: <text:s/>12%|<text:span text:style-name="T36">█████</text:span><text:span text:style-name="T37">▊</text:span><text:s text:c="39"/>| Epoch 1/10 [Train]: <text:s/>12%|<text:span text:style-name="T38">█████</text:span><text:span text:style-name="T39">▊</text:span><text:s text:c="39"/>| Epoch 1/10 [Train]: <text:s/>13%|<text:span text:style-name="T40">██████</text:span><text:span text:style-name="T41">▏</text:span><text:s text:c="41"/>| Epoch 1/10 [Tra: <text:s/>13%|<text:span text:style-name="T42">██████</text:span><text:span text:style-name="T43">▏</text:span><text:s text:c="41"/>| Epoch 1/10 [Train]: <text:s/>14%|<text:span text:style-name="T44">██████▌</text:span><text:s text:c="38"/>| Epoch 1/10 [Train]: <text:s/>14%|<text:span text:style-name="T45">██████▌</text:span><text:s text:c="38"/>| Epoch 1/10 [Train]: <text:s/>14%|<text:span text:style-name="T46">██████</text:span><text:span text:style-name="T47">▉</text:span><text:s text:c="41"/>| Epoch 1/10 [in]: <text:s/>14%|<text:span text:style-name="T48">██████</text:span><text:span text:style-name="T49">▉</text:span><text:s text:c="41"/>| Epoch 1/10 [Train]: <text:s/>15%|<text:span text:style-name="T50">███████</text:span><text:span text:style-name="T51">▎</text:span><text:s text:c="37"/>| Epoch 1/10 [Train]: <text:s/>15%|<text:span text:style-name="T52">███████</text:span><text:span text:style-name="T53">▎</text:span><text:s text:c="37"/>| Epoch Epoch 1/10 [Train]: <text:s/>37%|<text:span text:style-name="T54">█████████████████</text:span><text:span text:style-name="T55">▊</text:span><text:s text:c="30"/>| 49/Epoch 1/10 [Train]: <text:s/>37%|<text:span text:style-name="T56">█████████████████</text:span><text:span text:style-name="T57">▊</text:span><text:s text:c="30"/>| 49/132 [05:31&lt;09:29, Epoch 1/10 [Train]: <text:s/>38%|<text:span text:style-name="T58">██████████████████</text:span><text:span text:style-name="T59">▏</text:span><text:s text:c="29"/>| 50/132 [05:31&lt;09:20, Epoch 1/10 [Train]: <text:s/>38%|<text:span text:style-name="T60">██████████████████</text:span><text:span text:style-name="T61">▏</text:span><text:s text:c="29"/>| 50/132 [05:37&lt;09:20, Epoch 1/10 [Train]:<text:s text:c="2"/>39%|<text:span text:style-name="T62">██████████████████▌</text:span><text:s text:c="29"/>| 51/132 [05:37&lt;09:08, Epoch 1/10 [Train]: <text:s/>39%|<text:span text:style-name="T63">██████████████████▌</text:span><text:s text:c="29"/>| 51/132 [05:44&lt;09:08, Epoch 1/10 [Train]: <text:s/>39%|<text:span text:style-name="T64">██████████████████</text:span><text:span text:style-name="T65">▉</text:span><text:s text:c="29"/>| 52/132 [05:44&lt;08:50, Epoch 1/10 [Train]: <text:s/>39%|<text:span text:style-name="T66">██████████████████</text:span><text:span text:style-name="T67">▉</text:span><text:s text:c="29"/>| 52/132 [05:50&lt;08:50, Epoch 1/10 [Train]: <text:s/>40%|<text:span text:style-name="T68">███████████████████</text:span><text:span text:style-name="T69">▎</text:span><text:s text:c="28"/>| 53/132 [05:50&lt;08:44, Epoch 1/10 [Train]: <text:s/>40%|<text:span text:style-name="T70">███████████████████</text:span><text:span text:style-name="T71">▎</text:span><text:s text:c="6"/><text:s text:c="22"/>| 53/132 [05:57&lt;08:44, Epoch 1/10 [Train]: <text:s/>41%|<text:span text:style-name="T72">███████████████████</text:span><text:span text:style-name="T73">▋</text:span><text:s text:c="28"/>| 54/132 [05:57&lt;08:37, Epoch 1/10 [Train]: <text:s/>41%|<text:span text:style-name="T74">███████████████████</text:span><text:span text:style-name="T75">▋</text:span><text:s text:c="28"/>| 54/132 [06:03&lt;08:37, Epoch 1/10 [Train]: <text:s/>42%|<text:span text:style-name="T76">████████████████████</text:span><text:s text:c="28"/>| 55/132 [06:03&lt;08:18, Epoch 1/10 [Train]: <text:s/>42%|<text:span text:style-name="T77">████████████████████</text:span><text:s text:c="28"/>| 55/132 [06:09&lt;08:18, Epoch 1/10 [Train]: <text:s/>42%|<text:span text:style-name="T78">████████████████████</text:span><text:span text:style-name="T79">▎</text:span><text:s text:c="27"/>| 56/132 [06:09&lt;08:05, Epoch 1/10 [Train]: <text:s/>42%|<text:span text:style-name="T80">████████████████████</text:span><text:span text:style-name="T81">▎</text:span><text:s text:c="27"/>| 56/132 [06:15&lt;08:05, Epoch 1/10 [Train]: <text:s/>43%|<text:span text:style-name="T82">████████████████████</text:span><text:span text:style-name="T83">▋</text:span><text:s text:c="27"/>| 57/132 [06:15&lt;07:57, Epoch 1/10 [Train]: <text:s/>43%|<text:span text:style-name="T84">████████████████████</text:span><text:span text:style-name="T85">▋</text:span><text:s text:c="27"/>| 57/132 [06:21&lt;07:57, Epoch 1/10 [Train]: <text:s/>44%|<text:span text:style-name="T86">█████████████████████</text:span><text:s text:c="27"/>| 58/132 [06:21&lt;07:40, Epoch 1/10 [Train]: <text:s/>44%|<text:span text:style-name="T87">█████████████████████</text:span><text:s text:c="27"/>| 58/132 [06:28&lt;07:40, Epoch 1/10 [Train]: <text:s/>45%|<text:span text:style-name="T88">█████████████████████</text:span><text:span text:style-name="T89">▍</text:span><text:s text:c="26"/>| 59/132 [06:28&lt;07:36, Epoch 1/10 [Train]: <text:s/>45%|<text:span text:style-name="T90">█████████████████████</text:span><text:span text:style-name="T91">▍</text:span><text:s text:c="26"/>| 59/132 [06:34&lt;07:36, Epoch 1/10 [Train]: <text:s/>45%|<text:span text:style-name="T92">█████████████████████</text:span><text:span text:style-name="T93">▊</text:span><text:s text:c="26"/>| 60/132 [06:34&lt;07:35, Epoch 1/10 [Train]: <text:s/>45%|<text:span text:style-name="T94">█████████████████████</text:span><text:span text:style-name="T95">▊</text:span><text:s text:c="26"/>| 60/132 [06:41&lt;07:35, Epoch 1/10 [Train]: <text:s/>46%|<text:span text:style-name="T96">██████████████████████</text:span><text:span text:style-name="T97">▏</text:span><text:s text:c="25"/>| 61/132 [06:41&lt;07:32, Epoch 1/10 [Train]: <text:s/>46%|<text:span text:style-name="T98">██████████████████████</text:span><text:span text:style-name="T99">▏</text:span><text:s text:c="25"/>| 61/132 [06:47&lt;07:32, Epoch 1/10 [Train]: <text:s/>47%|<text:span text:style-name="T100">██████████████████████▌</text:span><text:s text:c="25"/>| 62/132 [06:47&lt;07:34, Epoch 1/10 [Train]: <text:s/>47%|<text:span text:style-name="T101">██████████████████████▌</text:span><text:s text:c="25"/>| 62/132 [06:54&lt;07:34, Epoch 1/10 [Train]: <text:s/>48%|<text:span text:style-name="T102">██████████████████████</text:span><text:span text:style-name="T103">▉</text:span><text:s text:c="25"/>| 63/132 [06:54&lt;07:26, Epoch 1/10 [Train]: <text:s/>48%|<text:span text:style-name="T104">██████████████████████</text:span><text:span text:style-name="T105">▉</text:span><text:s text:c="25"/>| 63/132 [07:00&lt;07:26, Epoch 1/10 [Train]: <text:s/>48%|<text:span text:style-name="T106">█████████████████████</text:span><text:span text:style-name="T107">██</text:span><text:span text:style-name="T108">▎</text:span><text:s text:c="24"/>| 64/132 [07:00&lt;07:20, Epoch 1/10 [Train]: <text:s/>48%|<text:span text:style-name="T109">███████████████████████</text:span><text:span text:style-name="T110">▎</text:span><text:s text:c="24"/>| 64/132 [07:06&lt;07:20, Epoch 1/10 [Train]: <text:s/>49%|<text:span text:style-name="T111">███████████████████████</text:span><text:span text:style-name="T112">▋</text:span><text:s text:c="24"/>| 65/132 [07:06&lt;07:02, Epoch 1/10 [Train]: <text:s/>49%|<text:span text:style-name="T113">███████████████████████</text:span><text:span text:style-name="T114">▋</text:span><text:s text:c="24"/>| 65/132 [07:13&lt;07:02, Epoch 1/10 [Train]: <text:s/>50%|<text:span text:style-name="T115">████████████████████████</text:span><text:s text:c="24"/>| 66/132 [07:13&lt;06:57, Epoch 1/10 [Train]: <text:s/>50%|<text:span text:style-name="T116">████████████████████████</text:span><text:s text:c="24"/>| 66/132 [07:19&lt;06:57, Epoch 1/10 [Train]: <text:s/>51%|<text:span text:style-name="T117">████████████████████████</text:span><text:span text:style-name="T118">▎</text:span><text:s text:c="23"/>| 67/132 [07:19&lt;06:52, Epoch 1/10 [Train]: <text:s/>51%|<text:span text:style-name="T119">████████████████████████</text:span><text:span text:style-name="T120">▎</text:span><text:s text:c="23"/>| 67/132 [07:25&lt;06:52, Epoch 1/10 [Train]: <text:s/>52%|<text:span text:style-name="T121">████████████████████████</text:span><text:span text:style-name="T122">▋</text:span><text:s text:c="23"/>| 68/132 [07:25&lt;06:46, Epoch 1/10 [Train]: <text:s/>52%|<text:span text:style-name="T123">████████████████████████</text:span><text:span text:style-name="T124">▋</text:span><text:s text:c="23"/>| 68/132 [07:32&lt;06:46, Epoch 1/10 [Train]: <text:s/>52%|<text:span text:style-name="T125">█████████████████████████</text:span><text:s text:c="23"/>| 69/132 [07:32&lt;06:38, Epoch 1/10 [Train]: <text:s/>52%|<text:span text:style-name="T126">█████████████████████████</text:span><text:s text:c="23"/>| 69/132 [07:38&lt;06:38, Epoch 1/10 [Train]: <text:s/>53%|<text:span text:style-name="T127">█████████████████████████</text:span><text:span text:style-name="T128">▍</text:span><text:s text:c="22"/>| 70/132 [07:38&lt;06:25, Epoch 1/10 [Train]: <text:s/>53%|<text:span text:style-name="T129">█████████████████████████</text:span><text:span text:style-name="T130">▍</text:span><text:s text:c="22"/>| 70/132 [07:44&lt;06:25, Epoch 1/10 [Train]: <text:s/>54%|<text:span text:style-name="T131">█████████████████████████</text:span><text:span text:style-name="T132">▊</text:span><text:s text:c="22"/>| 71/132 [07:44&lt;06:22, Epoch 1/10 [Train]: <text:s/>54%|<text:span text:style-name="T133">█████████████████████████</text:span><text:span text:style-name="T134">▊</text:span><text:s text:c="22"/>| 71/132 [07:50&lt;06:22, Epoch 1/10 [Train]: <text:s/>55%|<text:span text:style-name="T135">█████████████████████</text:span><text:span text:style-name="T136">█████</text:span><text:span text:style-name="T137">▏</text:span><text:s text:c="21"/>| 72/132 [07:50&lt;06:17, Epoch 1/10 [Train]: <text:s/>55%|<text:span text:style-name="T138">██████████████████████████</text:span><text:span text:style-name="T139">▏</text:span><text:s text:c="21"/>| 72/132 [07:57&lt;06:17, Epoch 1/10 [Train]: <text:s/>55%|<text:span text:style-name="T140">██████████████████████████▌</text:span><text:s text:c="21"/>| 73/132 [07:57&lt;06:12, Epoch 1/10<text:s/>[Train]: <text:s/>55%|<text:span text:style-name="T141">██████████████████████████▌</text:span><text:s text:c="21"/>| 73/132 [08:03&lt;06:12, Epoch 1/10 [Train]: <text:s/>56%|<text:span text:style-name="T142">██████████████████████████</text:span><text:span text:style-name="T143">▉</text:span><text:s text:c="21"/>| 74/132 [08:03&lt;06:13, Epoch 1/10 [Train]: <text:s/>56%|<text:span text:style-name="T144">██████████████████████████</text:span><text:span text:style-name="T145">▉</text:span><text:s text:c="21"/>| 74/132 [08:10&lt;06:13, Epoch 1/10 [Train]: <text:s/>57%|<text:span text:style-name="T146">███████████████████████████</text:span><text:span text:style-name="T147">▎</text:span><text:s text:c="20"/>| 75/132 [08:10&lt;06:04, Epoch 1/10 [Train]: <text:s/>57%|<text:span text:style-name="T148">███████████████████████████</text:span><text:span text:style-name="T149">▎</text:span><text:s text:c="20"/>| 75/132 [08:16&lt;06:04, Epoch 1/10 [Train]: <text:s/>58%|<text:span text:style-name="T150">██████████████████</text:span><text:span text:style-name="T151">█████████</text:span><text:span text:style-name="T152">▋</text:span><text:s text:c="20"/>| 76/132 [08:16&lt;05:55, Epoch 1/10 [Train]: <text:s/>58%|<text:span text:style-name="T153">███████████████████████████</text:span><text:span text:style-name="T154">▋</text:span><text:s text:c="20"/>| 76/132 [08:22&lt;05:55, Epoch 1/10 [Train]: <text:s/>58%|<text:span text:style-name="T155">████████████████████████████</text:span><text:s text:c="20"/>| 77/132 [08:22&lt;05:48, Epoch 1/10 [Train]: <text:s/>58%|<text:span text:style-name="T156">████████████████████████████</text:span><text:s text:c="20"/>| 77/132 [08:29&lt;05:48, Epoch 1/10 [Train]: <text:s/>59%|<text:span text:style-name="T157">████████████████████████████</text:span><text:span text:style-name="T158">▎</text:span><text:s text:c="19"/>| 78/132 [08:29&lt;05:46, Epoch 1/10 [Train]: <text:s/>59%|<text:span text:style-name="T159">████████████████████████████</text:span><text:span text:style-name="T160">▎</text:span><text:s text:c="19"/>|<text:s/>78/132 [08:35&lt;05:46, Epoch 1/10 [Train]: <text:s/>60%|<text:span text:style-name="T161">████████████████████████████</text:span><text:span text:style-name="T162">▋</text:span><text:s text:c="19"/>| 79/132 [08:35&lt;05:39, Epoch 1/10 [Train]: <text:s/>60%|<text:span text:style-name="T163">████████████████████████████</text:span><text:span text:style-name="T164">▋</text:span><text:s text:c="19"/>| 79/132 [08:42&lt;05:39, Epoch 1/10 [Train]: <text:s/>61%|<text:span text:style-name="T165">█████████████████████████████</text:span><text:s text:c="19"/>| 80/132 [08:42&lt;05:35, Epoch 1/10 [Train]: <text:s/>61%|<text:span text:style-name="T166">█████████████████████████████</text:span><text:s text:c="19"/>| 80/132 [08:48&lt;05:35, Epoch 1/10 [Train]: <text:s/>61%|<text:span text:style-name="T167">█████████████████████████████</text:span><text:span text:style-name="T168">▍</text:span><text:s text:c="18"/>| 81/132 [08:48&lt;05:24, Epoch 1/10<text:s/>[Train]: <text:s/>61%|<text:span text:style-name="T169">█████████████████████████████</text:span><text:span text:style-name="T170">▍</text:span><text:s text:c="18"/>| 81/132 [08:55&lt;05:24, Epoch 1/10 [Train]: <text:s/>62%|<text:span text:style-name="T171">█████████████████████████████</text:span><text:span text:style-name="T172">▊</text:span><text:s text:c="18"/>| 82/132 [08:55&lt;05:24, Epoch 1/10 [Train]: <text:s/>62%|<text:span text:style-name="T173">█████████████████████████████</text:span><text:span text:style-name="T174">▊</text:span><text:s text:c="18"/>| 82/132 [09:01&lt;05:24, Epoch 1/10 [Train]: <text:s/>63%|<text:span text:style-name="T175">██████████████████████████████</text:span><text:span text:style-name="T176">▏</text:span><text:s text:c="17"/>| 83/132 [09:01&lt;05:14, Epoch 1/10 [Train]: <text:s/>63%|<text:span text:style-name="T177">██████████████████████████████</text:span><text:span text:style-name="T178">▏</text:span><text:s text:c="17"/>| 83/132 [09:07&lt;05:14, Epoch 1/10 [Train]: <text:s/>64%|<text:span text:style-name="T179">██████████████████</text:span><text:span text:style-name="T180">████████████▌</text:span><text:s text:c="17"/>| 84/132 [09:07&lt;05:04, Epoch 1/10 [Train]: <text:s/>64%|<text:span text:style-name="T181">██████████████████████████████▌</text:span><text:s text:c="17"/>| 84/132 [09:14&lt;05:04, Epoch 1/10 [Train]: <text:s/>64%|<text:span text:style-name="T182">██████████████████████████████</text:span><text:span text:style-name="T183">▉</text:span><text:s text:c="17"/>| 85/132 [09:14&lt;04:59, Epoch 1/10 [Train]: <text:s/>64%|<text:span text:style-name="T184">██████████████████████████████</text:span><text:span text:style-name="T185">▉</text:span><text:s text:c="17"/>| 85/132 [09:20&lt;04:59, Epoch 1/10 [Train]: <text:s/>65%|<text:span text:style-name="T186">███████████████████████████████</text:span><text:span text:style-name="T187">▎</text:span><text:s text:c="16"/>| 86/132 [09:20&lt;04:54, Epoch 1/10 [Train]: <text:s/>65%|<text:span text:style-name="T188">███████████████████████████████</text:span><text:span text:style-name="T189">▎</text:span><text:s text:c="16"/>|<text:s/>86/132 [09:26&lt;04:54, Epoch 1/10 [Train]: <text:s/>66%|<text:span text:style-name="T190">███████████████████████████████</text:span><text:span text:style-name="T191">▋</text:span><text:s text:c="16"/>| 87/132 [09:26&lt;04:43, Epoch 1/10 [Train]: <text:s/>66%|<text:span text:style-name="T192">███████████████████████████████</text:span><text:span text:style-name="T193">▋</text:span><text:s text:c="16"/>| 87/132 [09:33&lt;04:43, Epoch 1/10 [Train]: <text:s/>67%|<text:span text:style-name="T194">████████████████████████████████</text:span><text:s text:c="16"/>| 88/132 [09:33&lt;04:41, Epoch 1/10 [Train]: <text:s/>67%|<text:span text:style-name="T195">████████████████████████████████</text:span><text:s text:c="16"/>| 88/132 [09:40&lt;04:41, Epoch 1/10 [Train]: <text:s/>67%|<text:span text:style-name="T196">████████████████████████████████</text:span><text:span text:style-name="T197">▎</text:span><text:s text:c="15"/>| 89/132 [09:40&lt;04:42, Epoch 1/10<text:s/>[Train]: <text:s/>67%|<text:span text:style-name="T198">████████████████████████████████</text:span><text:span text:style-name="T199">▎</text:span><text:s text:c="15"/>| 89/132 [09:47&lt;04:42, Epoch 1/10 [Train]: <text:s/>68%|<text:span text:style-name="T200">████████████████████████████████</text:span><text:span text:style-name="T201">▋</text:span><text:s text:c="15"/>| 90/132 [09:47&lt;04:38, Epoch 1/10 [Train]: <text:s/>68%|<text:span text:style-name="T202">████████████████████████████████</text:span><text:span text:style-name="T203">▋</text:span><text:s text:c="15"/>| 90/132 [09:53&lt;04:38, Epoch 1/10 [Train]: <text:s/>69%|<text:span text:style-name="T204">█████████████████████████████████</text:span><text:s text:c="15"/>| 91/132 [09:53&lt;04:32, Epoch 1/10 [Train]: <text:s/>69%|<text:span text:style-name="T205">█████████████████████████████████</text:span><text:s text:c="15"/>| 91/132 [10:00&lt;04:32, Epoch 1/10 [Train]: <text:s/>70%|<text:span text:style-name="T206">█████████████████████████████████</text:span><text:span text:style-name="T207">▍</text:span><text:s text:c="14"/>| 92/132 [10:00&lt;04:23, Epoch 1/10 [Train]: <text:s/>70%|<text:span text:style-name="T208">█████████████████████████████████</text:span><text:span text:style-name="T209">▍</text:span><text:s text:c="14"/>| 92/132 [10:06&lt;04:23, Epoch 1/10 [Train]: <text:s/>70%|<text:span text:style-name="T210">█████████████████████████████████</text:span><text:span text:style-name="T211">▊</text:span><text:s text:c="14"/>| 93/132 [10:06&lt;04:08, Epoch 1/10 [Train]: <text:s/>70%|<text:span text:style-name="T212">█████████████████████████████████</text:span><text:span text:style-name="T213">▊</text:span><text:s text:c="14"/>| 93/132 [10:12&lt;04:08, Epoch 1/10 [Train]: <text:s/>71%|<text:span text:style-name="T214">██████████████████████████████████</text:span><text:span text:style-name="T215">▏</text:span><text:s text:c="13"/>| 94/132 [10:12&lt;04:02, Epoch 1/10 [Train]: <text:s/>71%|<text:span text:style-name="T216">██████████████████████████████████</text:span><text:span text:style-name="T217">▏</text:span><text:s text:c="13"/>| 94/132 [10:18&lt;04:02, Epoch 1/10 [Train]: <text:s/>72%|<text:span text:style-name="T218">██████████████████████████████████▌</text:span><text:s text:c="13"/>| 95/132 [10:18&lt;03:57, Epoch 1/10 [Train]: <text:s/>72%|<text:span text:style-name="T219">██████████████████████████████████▌</text:span><text:s text:c="13"/>| 95/132 [10:24&lt;03:57, Epoch 1/10 [Train]: <text:s/>73%|<text:span text:style-name="T220">█</text:span><text:span text:style-name="T221">█████████████████████████████████</text:span><text:span text:style-name="T222">▉</text:span><text:s text:c="13"/>| 96/132 [10:24&lt;03:46, Epoch 1/10 [Train]: <text:s/>73%|<text:span text:style-name="T223">██████████████████████████████████</text:span><text:span text:style-name="T224">▉</text:span><text:s text:c="13"/>| 96/132 [10:31&lt;03:46, Epoch 1/10 [Train]: <text:s/>73%|<text:span text:style-name="T225">███████████████████████████████████</text:span><text:span text:style-name="T226">▎</text:span><text:s text:c="12"/>| 97/132 [10:31&lt;03:44, Epoch 1/10 [Train]: <text:s/>73%|<text:span text:style-name="T227">███████████████████████████████████</text:span><text:span text:style-name="T228">▎</text:span><text:s text:c="12"/>| 97/132 [10:38&lt;03:44, Epoch 1/10 [Train]: <text:s/>74%|<text:span text:style-name="T229">███████████████████████████████████</text:span><text:span text:style-name="T230">▋</text:span><text:s text:c="12"/>| 98/132 [10:38&lt;03:38, Epoch 1/10 [Train]: <text:s/>74%|<text:span text:style-name="T231">█████████████████████████████████</text:span><text:span text:style-name="T232">██</text:span><text:span text:style-name="T233">▋</text:span><text:s text:c="12"/>| 98/132 [10:44&lt;03:38, Epoch 1/10 [Train]: <text:s/>75%|<text:span text:style-name="T234">████████████████████████████████████</text:span><text:s text:c="12"/>| 99/132 [10:44&lt;03:31, Epoch 1/10 [Train]: <text:s/>75%|<text:span text:style-name="T235">████████████████████████████████████</text:span><text:s text:c="12"/>| 99/132 [10:50&lt;03:31, Epoch 1/10 [Train]: <text:s/>76%|<text:span text:style-name="T236">███████████████████████████████████▌</text:span><text:s text:c="11"/>| 100/132 [10:50&lt;03:22, Epoch 1/10 [Train]: <text:s/>76%|<text:span text:style-name="T237">███████████████████████████████████▌</text:span><text:s text:c="11"/>| 100/132 [10:56&lt;03:22, Epoch 1/10 [Train]: <text:s/>77%|<text:span text:style-name="T238">███████████████████████████████████</text:span><text:span text:style-name="T239">▉</text:span><text:s text:c="11"/>| 101/132 [10:56&lt;03:14, Epoch 1/10 [Train]: <text:s/>77%|<text:span text:style-name="T240">███████████████████████████████████</text:span><text:span text:style-name="T241">▉</text:span><text:s text:c="11"/>| 101/132 [11:03&lt;03:14, Epoch 1/10 [Train]: <text:s/>77%|<text:span text:style-name="T242">████████████████████████████████████</text:span><text:span text:style-name="T243">▎</text:span><text:s text:c="10"/>| 102/132 [11:03&lt;03:08, Epoch 1/10 [Train]: <text:s/>77%|<text:span text:style-name="T244">████████████████████████████████████</text:span><text:span text:style-name="T245">▎</text:span><text:s text:c="10"/>| 102/132 [11:09&lt;03:08, Epoch 1/10 [Train]: <text:s/>78%|<text:span text:style-name="T246">████████████████████████████████████</text:span><text:span text:style-name="T247">▋</text:span><text:s text:c="10"/>| 103/132 [11:09&lt;03:03, Epoch 1/10 [Train]: <text:s/>78%|<text:span text:style-name="T248">████████████████████████████████████</text:span><text:span text:style-name="T249">▋</text:span><text:s text:c="10"/>| 103/132 [11:15&lt;03:03, Epoch 1/10 [Train]: <text:s/>79%|<text:span text:style-name="T250">█</text:span><text:span text:style-name="T251">████████████████████████████████████</text:span><text:s text:c="10"/>| 104/132 [11:15&lt;02:57, Epoch 1/10 [Train]: <text:s/>79%|<text:span text:style-name="T252">█████████████████████████████████████</text:span><text:s text:c="10"/>| 104/132 [11:22&lt;02:57, Epoch 1/10 [Train]: <text:s/>80%|<text:span text:style-name="T253">█████████████████████████████████████</text:span><text:span text:style-name="T254">▍</text:span><text:s text:c="9"/>| 105/132 [11:22&lt;02:49, Epoch 1/10 [Train]: <text:s/>80%|<text:span text:style-name="T255">█████████████████████████████████████</text:span><text:span text:style-name="T256">▍</text:span><text:s text:c="9"/>| 105/132 [11:28&lt;02:49, Epoch 1/10 [Train]: <text:s/>80%|<text:span text:style-name="T257">█████████████████████████████████████</text:span><text:span text:style-name="T258">▋</text:span><text:s text:c="9"/>| 106/132 [11:28&lt;02:44, Epoch 1/10 [Train]: <text:s/>80%|<text:span text:style-name="T259">█████████████████████████████████</text:span><text:span text:style-name="T260">████</text:span><text:span text:style-name="T261">▋</text:span><text:s text:c="9"/>| 106/132 [11:34&lt;02:44, Epoch 1/10 [Train]: <text:s/>81%|<text:span text:style-name="T262">██████████████████████████████████████</text:span><text:s text:c="9"/>| 107/132 [11:34&lt;02:36, Epoch 1/10 [Train]: <text:s/>81%|<text:span text:style-name="T263">██████████████████████████████████████</text:span><text:s text:c="9"/>| 107/132 [11:40&lt;02:36, Epoch 1/10 [Train]: <text:s/>82%|<text:span text:style-name="T264">██████████████████████████████████████</text:span><text:span text:style-name="T265">▍</text:span><text:s text:c="8"/>| 108/132 [11:40&lt;02:28, Epoch 1/10 [Train]: <text:s/>82%|<text:span text:style-name="T266">██████████████████████████████████████</text:span><text:span text:style-name="T267">▍</text:span><text:s text:c="8"/>| 108/132 [11:46&lt;02:28, Epoch 1/10 [Train]: <text:s/>83%|<text:span text:style-name="T268">██████████████████████████████████████</text:span><text:span text:style-name="T269">▊</text:span><text:s text:c="8"/>| 109/132 [11:46&lt;02:23, Epoch 1/10 [Train]: <text:s/>83%|<text:span text:style-name="T270">██████████████████████████████████████</text:span><text:span text:style-name="T271">▊</text:span><text:s text:c="8"/>| 109/132 [11:53&lt;02:23, Epoch 1/10 [Train]: <text:s/>83%|<text:span text:style-name="T272">███████████████████████████████████████</text:span><text:span text:style-name="T273">▏</text:span><text:s text:c="7"/>| 110/132 [11:53&lt;02:17, Epoch 1/10 [Train]: <text:s/>83%|<text:span text:style-name="T274">███████████████████████████████████████</text:span><text:span text:style-name="T275">▏</text:span><text:s text:c="7"/>| 110/132 [11:59&lt;02:17, Epoch 1/10 [Train]: <text:s/>84%|<text:span text:style-name="T276">███████████████████████████████████████▌</text:span><text:s text:c="7"/>| 111/132 [11:59&lt;02:11, Epoch 1/10 [Train]: <text:s/>84%|<text:span text:style-name="T277">████████████████████████████████</text:span><text:span text:style-name="T278">███████▌</text:span><text:s text:c="7"/>| 111/132 [12:06&lt;02:11, Epoch 1/10 [Train]: <text:s/>85%|<text:span text:style-name="T279">███████████████████████████████████████</text:span><text:span text:style-name="T280">▉</text:span><text:s text:c="7"/>| 112/132 [12:06&lt;02:07, Epoch 1/10 [Train]: <text:s/>85%|<text:span text:style-name="T281">███████████████████████████████████████</text:span><text:span text:style-name="T282">▉</text:span><text:s text:c="7"/>| 112/132 [12:12&lt;02:07, Epoch 1/10 [Train]: <text:s/>86%|<text:span text:style-name="T283">████████████████████████████████████████</text:span><text:span text:style-name="T284">▏</text:span><text:s text:c="6"/>| 113/132 [12:12&lt;01:59, Epoch 1/10 [Train]: <text:s/>86%|<text:span text:style-name="T285">████████████████████████████████████████</text:span><text:span text:style-name="T286">▏</text:span><text:s text:c="6"/>| 113/132 [12:18&lt;01:59, Epoch 1/10 [Train]: <text:s/>86%|<text:span text:style-name="T287">████████████████████████████████████████▌</text:span><text:s text:c="6"/>| 114/132 [12:18&lt;01:51, Epoch 1/10 [Train]: <text:s/>86%|<text:span text:style-name="T288">████████████████████████████████████████▌</text:span><text:s text:c="6"/>| 114/132 [12:24&lt;01:51, Epoch 1/10 [Train]: <text:s/>87%|<text:span text:style-name="T289">████████████████████████████████████████</text:span><text:span text:style-name="T290">▉</text:span><text:s text:c="6"/>| 115/132 [12:24&lt;01:46, Epoch 1/10 [Train]: <text:s/>87%|<text:span text:style-name="T291">████████████████████████████████████████</text:span><text:span text:style-name="T292">▉</text:span><text:s text:c="6"/>| 115/132 [12:31&lt;01:46, Epoch 1/10 [Train]: <text:s/>88%|<text:span text:style-name="T293">█████████████████████████████████████████</text:span><text:span text:style-name="T294">▎</text:span><text:s text:c="5"/>| 116/132 [12:31&lt;01:40, Epoch 1/10 [Train]: <text:s/>88%|<text:span text:style-name="T295">█████████████████████████████████████████</text:span><text:span text:style-name="T296">▎</text:span><text:s text:c="5"/>| 116/132 [12:37&lt;01:40, Epoch 1/10 [Train]: <text:s/>89%|<text:span text:style-name="T297">█████████████████████████████████████████</text:span><text:span text:style-name="T298">▋</text:span><text:s text:c="5"/>| 117/132 [12:37&lt;01:34, Epoch 1/10 [Train]: <text:s/>89%|<text:span text:style-name="T299">█████████████████████████████████████████</text:span><text:span text:style-name="T300">▋</text:span><text:s text:c="5"/>| 117/132 [12:43&lt;01:34, Epoch 1/10 [Train]: <text:s/>89%|<text:span text:style-name="T301">██████████████████████████████████████████</text:span><text:s text:c="5"/>| 118/132 [12:43&lt;01:28, Epoch 1/10 [Train]: <text:s/>89%|<text:span text:style-name="T302">██████████████████████████████████████████</text:span><text:s text:c="5"/>| 118/132 [12:50&lt;01:28, Epoch 1/10 [Train]: <text:s/>90%|<text:span text:style-name="T303">██████████████████████████████████████████</text:span><text:span text:style-name="T304">▎</text:span><text:s text:c="4"/>| 119/132 [12:50&lt;01:22, Epoch 1/10 [Train]: <text:s/>90%|<text:span text:style-name="T305">████████████████████████████████</text:span><text:span text:style-name="T306">██████████</text:span><text:span text:style-name="T307">▎</text:span><text:s text:c="4"/>| 119/132 [12:56&lt;01:22, Epoch 1/10 [Train]: <text:s/>91%|<text:span text:style-name="T308">██████████████████████████████████████████</text:span><text:span text:style-name="T309">▋</text:span><text:s text:c="4"/>| 120/132 [12:56&lt;01:16, Epoch 1/10 [Train]: <text:s/>91%|<text:span text:style-name="T310">██████████████████████████████████████████</text:span><text:span text:style-name="T311">▋</text:span><text:s text:c="4"/>| 120/132 [13:02&lt;01:16, Epoch 1/10 [Train]: <text:s/>92%|<text:span text:style-name="T312">███████████████████████████████████████████</text:span><text:s text:c="4"/>| 121/132 [13:02&lt;01:08, Epoch 1/10 [Train]: <text:s/>92%|<text:span text:style-name="T313">███████████████████████████████████████████</text:span><text:s text:c="4"/>| 121/132 [13:08&lt;01:08, Epoch 1/10 [Train]: <text:s/>92%|<text:span text:style-name="T314">███████████████████████████████████████████</text:span><text:span text:style-name="T315">▍</text:span><text:s text:c="3"/>| 122/132 [13:08&lt;01:02, Epoch 1/10 [Train]: <text:s/>92%|<text:span text:style-name="T316">███████████████████████████████████████████</text:span><text:span text:style-name="T317">▍</text:span><text:s text:c="3"/>| 122/132 [13:15&lt;01:02, Epoch 1/10 [Train]: <text:s/>93%|<text:span text:style-name="T318">███████████████████████████████████████████</text:span><text:span text:style-name="T319">▊</text:span><text:s text:c="3"/>| 123/132 [13:15&lt;00:57, Epoch 1/10 [Train]: <text:s/>93%|<text:span text:style-name="T320">███████████████████████████████████████████</text:span><text:span text:style-name="T321">▊</text:span><text:s text:c="3"/>| 123/132 [13:21&lt;00:57, Epoch 1/10 [Train]: <text:s/>94%|<text:span text:style-name="T322">████████████████████████████████████████████</text:span><text:span text:style-name="T323">▏</text:span><text:s text:c="2"/>| 124/132 [13:21&lt;00:50, Epoch 1/10 [Train]: <text:s/>94%|<text:span text:style-name="T324">████████████████████████████████████████████</text:span><text:span text:style-name="T325">▏</text:span><text:s text:c="2"/>| 124/132 [13:27&lt;00:50, Epoch 1/10 [Train]: <text:s/>95%|<text:span text:style-name="T326">████████████████████████████████████████████▌</text:span><text:s text:c="2"/>| 125/132 [13:27&lt;00:44, Epoch 1/10 [Train]: <text:s/>95%|<text:span text:style-name="T327">████████████████████████████████████████████▌</text:span><text:s text:c="2"/>| 125/132 [13:34&lt;00:44, Epoch 1/10 [Train]: <text:s/>95%|<text:span text:style-name="T328">████████████████████████████████████████████</text:span><text:span text:style-name="T329">▊</text:span><text:s text:c="2"/>| 126/132 [13:34&lt;00:37, Epoch 1/10 [Train]: <text:s/>95%|<text:span text:style-name="T330">████████████████████████████████████████████</text:span><text:span text:style-name="T331">▊</text:span><text:s text:c="2"/>| 126/132 [13:40&lt;00:37, Epoch 1/10 [Train]: <text:s/>96%|<text:span text:style-name="T332">█████████████████████████████████████████████</text:span><text:span text:style-name="T333">▏</text:span><text:s/>| 127/132 [13:40&lt;00:31, Epoch 1/10 [Train]: <text:s/>96%|<text:span text:style-name="T334">█████████████████████████████████████████████</text:span><text:span text:style-name="T335">▏</text:span><text:s/>| 127/132 [13:46&lt;00:31, Epoch 1/10 [Train]: <text:s/>97%|<text:span text:style-name="T336">█████████████████████████████████████████████▌</text:span><text:s/>| 128/132 [13:46&lt;00:25, Epoch 1/10 [Train]: <text:s/>97%|<text:span text:style-name="T337">████████████████████████████████</text:span><text:span text:style-name="T338">█████████████▌</text:span><text:s/>| 128/132 [13:53&lt;00:25, Epoch 1/10 [Train]: <text:s/>98%|<text:span text:style-name="T339">█████████████████████████████████████████████</text:span><text:span text:style-name="T340">▉</text:span><text:s/>| 129/132 [13:53&lt;00:18, Epoch 1/10 [Train]: <text:s/>98%|<text:span text:style-name="T341">█████████████████████████████████████████████</text:span><text:span text:style-name="T342">▉</text:span><text:s/>| 129/132 [13:59&lt;00:18, Epoch 1/10 [Train]: <text:s/>98%|<text:span text:style-name="T343">██████████████████████████████████████████████</text:span><text:span text:style-name="T344">▎</text:span>| 130/132 [13:59&lt;00:12, Epoch 1/10 [Train]: <text:s/>98%|<text:span text:style-name="T345">██████████████████████████████████████████████</text:span><text:span text:style-name="T346">▎</text:span>| 130/132 [14:05&lt;00:12, Epoch 1/10 [Train]: <text:s/>99%|<text:span text:style-name="T347">██████████████████████████████████████████████</text:span><text:span text:style-name="T348">▋</text:span>| 131/132 [14:05&lt;00:06, Epoch 1/10 [Train]: <text:s/>99%|<text:span text:style-name="T349">██████████████████████████████████████████████</text:span><text:span text:style-name="T350">▋</text:span>| 131/132 [14:07&lt;00:06, Epoch 1/10 [Train]: 100%|<text:span text:style-name="T351">███████████████████████████████████████████████</text:span>| 132/132 [14:07&lt;00:00, Epoch 1/10 [Train]: 100%|<text:span text:style-name="T352">███████████████████████████████████████████████</text:span>| 132/132 [14:07&lt;00:00, 42s/it, loss=0.6668]</text:p>
      <text:p text:style-name="Normal">Epoch 1/10 [Val]: 100%|<text:span text:style-name="T353">███████████████████████████████████████████</text:span>| 33/33 [02:33&lt;00:00, <text:s/>4.66s/i</text:p>
      <text:p text:style-name="Normal"/>
      <text:p text:style-name="Normal">Epoch 1/10</text:p>
      <text:p text:style-name="Normal"><text:s text:c="2"/>Train Loss: 0.5832 | Train Acc: 0.6766</text:p>
      <text:p text:style-name="Normal"><text:s text:c="2"/>Val Loss: 0.5243 | Val Acc: 0.7362 | AUROC: 0.8241</text:p>
      <text:p text:style-name="Normal"><text:s text:c="2"/>✓ New best AUROC: 0.8241</text:p>
      <text:p text:style-name="Normal"/>
      <text:p text:style-name="Normal">Epoch 2/10</text:p>
      <text:p text:style-name="Normal"><text:s text:c="2"/>Train Loss: 0.5053 | Train Acc: 0.7488</text:p>
      <text:p text:style-name="Normal"><text:s text:c="2"/>Val Loss: 0.4850 | Val Acc: 0.7665 | AUROC: 0.8457</text:p>
      <text:p text:style-name="Normal"><text:s text:c="2"/>✓ New best AUROC: 0.8457</text:p>
      <text:p text:style-name="Normal">================================================================================</text:p>
      <text:p text:style-name="Normal">Epoch 3/10 [Train]: 100%|<text:span text:style-name="T354">██████████████████████████</text:span>| 132/132 [13:58&lt;00:00, <text:s/>6.35s/it, loss=0.468685]</text:p>
      <text:p text:style-name="Normal">Epoch 3/10 [Val]: 100%|<text:span text:style-name="T355">███████████████████████████████████████████</text:span>| 33/33 [02:32&lt;00:00, <text:s/>4.63s/i/it]</text:p>
      <text:p text:style-name="Normal"/>
      <text:p text:style-name="Normal">Epoch 3/10</text:p>
      <text:p text:style-name="Normal"><text:s text:c="2"/>Train Loss: 0.4667 | Train Acc: 0.7758</text:p>
      <text:p text:style-name="Normal"><text:s text:c="2"/>Val<text:s/>Loss: 0.4699 | Val Acc: 0.7838 | AUROC: 0.8605</text:p>
      <text:p text:style-name="Normal"><text:s text:c="2"/>✓ New best AUROC: 0.8605</text:p>
      <text:p text:style-name="Normal">================================================================================</text:p>
      <text:p text:style-name="Normal">Epoch 4/10 [Train]: <text:s/>58%|<text:span text:style-name="T356">███████████████▌</text:span><text:s text:c="11"/>| 76/132 [08:02&lt;05:59, <text:s/>6.42s/it, loss=0.4EpEpoch 4/10 [Train]: <text:s/>58%|<text:span text:style-name="T357">███████████████▌</text:span><text:s text:c="11"/>| 76/132 [08:09&lt;05:59, <text:s/>6.42s/it, loss=0.3ocEpocEpoch 4/10 [Train]: <text:s/>58%|<text:span text:style-name="T358">███████████████</text:span><text:span text:style-name="T359">▊</text:span><text:s text:c="11"/>| 77/132 [08:15&lt;05:55, <text:s/>6.45s/it, loss56=0.456Epoch 4/10 [Train]: <text:s/>59%|<text:span text:style-name="T360">███████████████</text:span><text:span text:style-name="T361">▉</text:span><text:s text:c="11"/>|<text:s/>78/132 [08:15&lt;05:46, <text:s/>6.42s/it, lo56ss=0.456Epoch 4/10 [Train]: <text:s/>59%|<text:span text:style-name="T362">███████████████</text:span><text:span text:style-name="T363">▉</text:span><text:s text:c="11"/>| 78/132 [08:21&lt;05:46, <text:s/>6.42s/it, 57loss=0.457Epoch 4/10 [Train]: <text:s/>60%|<text:span text:style-name="T364">████████████████</text:span><text:span text:style-name="T365">▏</text:span><text:s text:c="10"/>| 79/132 [08:21&lt;05:33, <text:s/>6.29s/it57Epoch 4/10 [Train]: <text:s/>60%|<text:span text:style-name="T366">████████████████</text:span><text:span text:style-name="T367">▏</text:span><text:s text:c="10"/>| 79/132 [08:28&lt;05:33, <text:s/>6.29s/it, loss=0.3Epoch 4/10 [Train]: <text:s/>61%|<text:span text:style-name="T368">████████████████</text:span><text:span text:style-name="T369">▎</text:span><text:s text:c="10"/>| 80/132 [08:28&lt;05:33, <text:s/>6.41s/it, loss=0.3Epoch 4/10 [Train]: <text:s/>61%|<text:span text:style-name="T370">████████████████</text:span><text:span text:style-name="T371">▎</text:span><text:s text:c="10"/>| 80/132 [08:34&lt;05:33, <text:s/>6.41s/it, loss=0.4Epoch 4/10 [Train]: <text:s/>61%|<text:span text:style-name="T372">████████████████▌</text:span><text:s text:c="10"/>| 81/132 [08:34&lt;05:23, <text:s/>6.34s/it, loss=0.4Epoch 4/10 [Train]: <text:s/>61%|<text:span text:style-name="T373">████████████████▌</text:span><text:s text:c="10"/>| 81/132 [08:40&lt;05:23, <text:s/>6.34s/it, loss=0.3Epoch 4/10 [Train]: <text:s/>62%|<text:span text:style-name="T374">████████████████</text:span><text:span text:style-name="T375">▊</text:span><text:s text:c="10"/>| 82/132 [08:40&lt;05:19, <text:s/>6.39s/it, loss=0.3Epoch 4/10 [Train]: <text:s/>62%|<text:span text:style-name="T376">████████████████</text:span><text:span text:style-name="T377">▊</text:span><text:s text:c="10"/>| 82/132 [08:47&lt;05:19, <text:s/>6.39s/it, loss=0.4Epoch 4/10 [Train]: <text:s/>63%|<text:span text:style-name="T378">████████████████</text:span><text:span text:style-name="T379">▉</text:span><text:s text:c="10"/>| 83/132 [08:47&lt;05:14, <text:s/>6.42s/it, loss=0.4Epoch 4/10 [Train]: <text:s/>63%|<text:span text:style-name="T380">████████████████</text:span><text:span text:style-name="T381">▉</text:span><text:s text:c="2"/><text:s text:c="8"/>| 83/132 [08:53&lt;05:14, <text:s/>6.42s/it, loss=0.3Epoch 4/10 [Train]: <text:s/>64%|<text:span text:style-name="T382">█████████████████</text:span><text:span text:style-name="T383">▏</text:span><text:s text:c="9"/>| 84/132 [08:53&lt;05:07, <text:s/>6.41s/it, loss=0.3Epoch 4/10 [Train]: <text:s/>64%|<text:span text:style-name="T384">█████████████████</text:span><text:span text:style-name="T385">▏</text:span><text:s text:c="9"/>| 84/132 [09:00&lt;05:07, <text:s/>6.41s/it, loss=0.3Epoch 4/10 [Train]: <text:s/>64%|<text:span text:style-name="T386">█████████████████</text:span><text:span text:style-name="T387">▍</text:span><text:s text:c="9"/>| 85/132 [09:00&lt;05:00, <text:s/>6.40s/it, loss=0.3Epoch 4/10 [Train]: <text:s/>64%|<text:span text:style-name="T388">█████████████████</text:span><text:span text:style-name="T389">▍</text:span><text:s text:c="9"/>| 85/132 [09:06&lt;05:00, <text:s/>6.40s/it, loss=0.4Epoch 4/10 [Train]: <text:s/>65%|<text:span text:style-name="T390">█████████████████▌</text:span><text:s text:c="9"/>| 86/132 [09:06&lt;04:59, <text:s/>6.51s/it,<text:s/>loss=0.4Epoch 4/10 [Train]: <text:s/>65%|<text:span text:style-name="T391">█████████████████▌</text:span><text:s text:c="9"/>| 86/132 [09:13&lt;04:59, <text:s/>6.51s/it, loss=0.4Epoch 4/10 [Train]: <text:s/>66%|<text:span text:style-name="T392">█████████████████</text:span><text:span text:style-name="T393">▊</text:span><text:s text:c="9"/>| 87/132 [09:13&lt;04:51, <text:s/>6.48s/it, loss=0.4Epoch 4/10 [Train]: <text:s/>66%|<text:span text:style-name="T394">█████████████████</text:span><text:span text:style-name="T395">▊</text:span><text:s text:c="9"/>| 87/132 [09:20&lt;04:51, <text:s/>6.48s/it, loss=0.4Epoch 4/10 [Train]: <text:s/>67%|<text:span text:style-name="T396">██████████████████</text:span><text:s text:c="9"/>| 88/132 [09:20&lt;04:49, <text:s/>6.58s/it, loss=0.4Epoch 4/10 [Train]: <text:s/>67%|<text:span text:style-name="T397">██████████████████</text:span><text:s text:c="9"/>| 88/132 [09:26&lt;04:49, <text:s/>6.58s/it, loss=0.4Epoch 4/10 [Train]: <text:s/>67%|<text:span text:style-name="T398">█████████</text:span><text:span text:style-name="T399">█████████</text:span><text:span text:style-name="T400">▏</text:span><text:s text:c="8"/>| 89/132 [09:26&lt;04:40, <text:s/>6.52s/it, loss=0.4Epoch 4/10 [Train]: <text:s/>67%|<text:span text:style-name="T401">██████████████████</text:span><text:span text:style-name="T402">▏</text:span><text:s text:c="8"/>| 89/132 [09:32&lt;04:40, <text:s/>6.52s/it, loss=0.3Epoch 4/10 [Train]: <text:s/>68%|<text:span text:style-name="T403">██████████████████</text:span><text:span text:style-name="T404">▍</text:span><text:s text:c="8"/>| 90/132 [09:32&lt;04:32, <text:s/>6.49s/it, loss=0.3Epoch 4/10 [Train]: <text:s/>68%|<text:span text:style-name="T405">██████████████████</text:span><text:span text:style-name="T406">▍</text:span><text:s text:c="8"/>| 90/132 [09:39&lt;04:32, <text:s/>6.49s/it, loss=0.5Epoch 4/10 [Train]: <text:s/>69%|<text:span text:style-name="T407">██████████████████▌</text:span><text:s text:c="8"/>| 91/132 [09:39&lt;04:24, <text:s/>6.44s/it, loss=0.5Epoch 4/10 [Train]: <text:s/>69%|<text:span text:style-name="T408">██████████████████▌</text:span><text:s text:c="8"/>| 91/132 [09:45&lt;04:24, <text:s/>6.44s/it, loss=0.5Epoch 4/10 [Train]: <text:s/>70%|<text:span text:style-name="T409">██████████████████</text:span><text:span text:style-name="T410">▊</text:span><text:s text:c="8"/>| 92/132 [09:45&lt;04:13, <text:s/>6.33s/it, loss=0.5Epoch 4/10 [Train]: <text:s/>70%|<text:span text:style-name="T411">██████████████████</text:span><text:span text:style-name="T412">▊</text:span><text:s text:c="8"/>| 92/132 [09:52&lt;04:13, <text:s/>6.33s/it, loss=0.4Epoch 4/10 [Train]: <text:s/>70%|<text:span text:style-name="T413">███████████████████</text:span><text:s text:c="8"/>| 93/132 [09:52&lt;04:13, <text:s/>6.50s/it, loss=0.4Epoch 4/10 [Train]: <text:s/>70%|<text:span text:style-name="T414">███████████████████</text:span><text:s text:c="8"/>| 93/132 [09:57&lt;04:13, <text:s/>6.50s/it, loss=0.4Epoch 4/10 [Train]: <text:s/>71%|<text:span text:style-name="T415">███████████████████</text:span><text:span text:style-name="T416">▏</text:span><text:s text:c="7"/>| 94/132 [09:57&lt;03:58, <text:s/>6.29s/it, loss=0.4Epoch 4/10 [Train]: <text:s/>71%|<text:span text:style-name="T417">███████████████████</text:span><text:span text:style-name="T418">▏</text:span><text:s text:c="7"/>| 94/132 [10:04&lt;03:58, <text:s/>6.29s/it, loss=0.4Epoch 4/10 [Train]: <text:s/>72%|<text:span text:style-name="T419">███████████████████</text:span><text:span text:style-name="T420">▍</text:span><text:s text:c="7"/>| 95/132 [10:04&lt;03:59, <text:s/>6.48s/it, loss=0.4Epoch 4/10 [Train]: <text:s/>72%|<text:span text:style-name="T421">███████████████████</text:span><text:span text:style-name="T422">▍</text:span><text:s text:c="7"/>| 95/132 [10:11&lt;03:59, <text:s/>6.48s/it, loss=0.4Epoch 4/10 [Train]: <text:s/>73%|<text:span text:style-name="T423">███████████████████</text:span><text:span text:style-name="T424">▋</text:span><text:s text:c="7"/>| 96/132 [10:11&lt;03:51, <text:s/>6.43s/it, loss=0.4Epoch 4/10 [Train]: <text:s/>73%|<text:span text:style-name="T425">███████████████████</text:span><text:span text:style-name="T426">▋</text:span><text:s text:c="7"/>| 96/132 [10:17&lt;03:51, <text:s/>6.43s/it, loss=0.4Epoch 4/10 [Train]: <text:s/>73%|<text:span text:style-name="T427">███████████████████</text:span><text:span text:style-name="T428">▊</text:span><text:s text:c="7"/>| 97/132 [10:17&lt;03:46, <text:s/>6.46s/it, loss=0.4Epoch 4/10 [Train]: <text:s/>73%|<text:span text:style-name="T429">███████████████████</text:span><text:span text:style-name="T430">▊</text:span><text:s text:c="7"/>| 97/132 [10:24&lt;03:46, <text:s/>6.46s/it, loss=0.4Epoch 4/10 [Train]: <text:s/>74%|<text:span text:style-name="T431">████████████████████</text:span><text:s text:c="7"/>| 98/132 [10:24&lt;03:40, <text:s/>6.48s/it, loss=0.4Epoch 4/10 [Train]: <text:s/>74%|<text:span text:style-name="T432">████████████████████</text:span><text:s text:c="7"/>| 98/132 [10:30&lt;03:40, <text:s/>6.48s/it, loss=0.4Epoch 4/10 [Train]: <text:s/>75%|<text:span text:style-name="T433">████████████████████</text:span><text:span text:style-name="T434">▎</text:span><text:s text:c="6"/>| 99/132 [10:30&lt;03:34, <text:s/>6.51s/it, loss=0.4Epoch 4/10 [Train]: <text:s/>75%|<text:span text:style-name="T435">████████████████████</text:span><text:span text:style-name="T436">▎</text:span><text:s text:c="6"/>| 99/132 [10:37&lt;03:34, <text:s/>6.51s/it, loss=0.5Epoch 4/10 [Train]: <text:s/>76%|<text:span text:style-name="T437">███████████████████</text:span><text:span text:style-name="T438">▋</text:span><text:s text:c="6"/>| 100/132 [10:37&lt;03:26, <text:s/>6.45s/it, loss=0.5Epoch 4/10 [Train]: <text:s/>76%|<text:span text:style-name="T439">███████████████████</text:span><text:span text:style-name="T440">▋</text:span><text:s text:c="6"/>| 100/132 [10:43&lt;03:26, <text:s/>6.45s/it, loss=0.4Epoch 4/10 [Train]: <text:s/>77%|<text:span text:style-name="T441">███████████████████</text:span><text:span text:style-name="T442">▉</text:span><text:s text:c="6"/>| 101/132 [10:43&lt;03:21, <text:s/>6.50s/it, loss=0.4Epoch 4/10 [Train]: <text:s/>77%|<text:span text:style-name="T443">███████████████████</text:span><text:span text:style-name="T444">▉</text:span><text:s text:c="6"/>| 101/132 [10:50&lt;03:21, <text:s/>6.50s/it, loss=0.4Epoch 4/10 [Train]: <text:s/>77%|<text:span text:style-name="T445">████████████████████</text:span><text:s text:c="6"/>| 102/132 [10:50&lt;03:13, <text:s/>6.44s/it, loss=0.4Epoch 4/10 [Train]: <text:s/>77%|<text:span text:style-name="T446">████████████████████</text:span><text:s text:c="6"/>| 102/132 [10:56&lt;03:13, <text:s/>6.44s/it, loss=0.5Epoch 4/10 [Train]: <text:s/>78%|<text:span text:style-name="T447">████████████████████</text:span><text:span text:style-name="T448">▎</text:span><text:s text:c="5"/>| 103/132 [10:56&lt;03:07, <text:s/>6.46s/it, loss=0.5Epoch 4/10 [Train]: <text:s/>78%|<text:span text:style-name="T449">████████████████████</text:span><text:span text:style-name="T450">▎</text:span><text:s text:c="5"/>| 103/132 [11:03&lt;03:07, <text:s/>6.46s/it, loss=0.4Epoch 4/10 [Train]: <text:s/>79%|<text:span text:style-name="T451">████████████████████</text:span><text:span text:style-name="T452">▍</text:span><text:s text:c="5"/>| 104/132 [11:03&lt;03:01, <text:s/>6.50s/it, loss=0.4Epoch 4/10 [Train]: <text:s/>79%|<text:span text:style-name="T453">████████████████████</text:span><text:span text:style-name="T454">▍</text:span><text:s text:c="5"/>| 104/132 [11:09&lt;03:01, <text:s/>6.50s/it, loss=0.6Epoch 4/10 [Train]: <text:s/>80%|<text:span text:style-name="T455">████████████████████</text:span><text:span text:style-name="T456">▋</text:span><text:s text:c="5"/>| 105/132 [11:09&lt;02:54, <text:s/>6.47s/it, loss=0.6Epoch 4/10 [Train]: <text:s/>80%|<text:span text:style-name="T457">████████████████████</text:span><text:span text:style-name="T458">▋</text:span><text:s text:c="5"/>| 105/132 [11:15&lt;02:54, <text:s/>6.47s/it, loss=0.3Epoch 4/10 [Train]: <text:s/>80%|<text:span text:style-name="T459">████████████████████</text:span><text:span text:style-name="T460">▉</text:span><text:s text:c="5"/>| 106/132 [11:15&lt;02:46, <text:s/>6.41s/it, loss=0.3Epoch 4/10 [Train]: <text:s/>80%|<text:span text:style-name="T461">████████████████████</text:span><text:span text:style-name="T462">▉</text:span><text:s text:c="5"/>| 106/132 [11:21&lt;02:46, <text:s/>6.41s/it, loss=0.3Epoch 4/10 [Train]: <text:s/>81%|<text:span text:style-name="T463">█████████████████████</text:span><text:s text:c="5"/>| 107/132 [11:21&lt;02:38, <text:s/>6.35s/it, loss=0.3Epoch 4/10 [Train]: <text:s/>81%|<text:span text:style-name="T464">█████████████████████</text:span><text:s text:c="5"/>| 107/132 [11:28&lt;02:38, <text:s/>6.35s/it, loss=0.4Epoch 4/10 [Train]: <text:s/>82%|<text:span text:style-name="T465">█████████████████████</text:span><text:span text:style-name="T466">▎</text:span><text:s text:c="4"/>| 108/132 [11:28&lt;02:32, <text:s/>6.36s/it, loss=0.4Epoch 4/10 [Train]: <text:s/>82%|<text:span text:style-name="T467">█████████████████████</text:span><text:span text:style-name="T468">▎</text:span><text:s text:c="4"/>| 108/132 [11:35&lt;02:32, <text:s/>6.36s/it, loss=0.5Epoch 4/10 [Train]: <text:s/>83%|<text:span text:style-name="T469">█████████████████████</text:span><text:span text:style-name="T470">▍</text:span><text:s text:c="4"/>| 109/132 [11:35&lt;02:28, <text:s/>6.46s/it, loss=0.5Epoch 4/10 [Train]: <text:s/>83%|<text:span text:style-name="T471">█████████████████████</text:span><text:span text:style-name="T472">▍</text:span><text:s text:c="4"/>| 109/132 [11:40&lt;02:28, <text:s/>6.46s/it, loss=0.3Epoch 4/10 [Train]: <text:s/>83%|<text:span text:style-name="T473">█████████████████████</text:span><text:span text:style-name="T474">▋</text:span><text:s text:c="4"/>| 110/132 [11:40&lt;02:18, <text:s/>6.29s/it, loss=0.3Epoch 4/10 [Train]: <text:s/>83%|<text:span text:style-name="T475">█████████████████████</text:span><text:span text:style-name="T476">▋</text:span><text:s text:c="4"/>| 110/132 [11:47&lt;02:18, <text:s/>6.29s/it, loss=0.4Epoch 4/10 [Train]: <text:s/>84%|<text:span text:style-name="T477">█████████████████████</text:span><text:span text:style-name="T478">▊</text:span><text:s text:c="4"/>| 111/132 [11:47&lt;02:15, <text:s/>6.46s/it, loss=0.4Epoch 4/10 [Train]: <text:s/>84%|<text:span text:style-name="T479">█████████████████████</text:span><text:span text:style-name="T480">▊</text:span><text:s text:c="4"/>| 111/132 [11:54&lt;02:15, <text:s/>6.46s/it, loss=0.4Epoch 4/10 [Train]: <text:s/>85%|<text:span text:style-name="T481">█████████████████████</text:span><text:span text:style-name="T482">█</text:span><text:s text:c="4"/>| 112/132 [11:54&lt;02:10, <text:s/>6.52s/it, loss=0.4Epoch 4/10 [Train]: <text:s/>85%|<text:span text:style-name="T483">██████████████████████</text:span><text:s text:c="4"/>| 112/132 [12:00&lt;02:10, <text:s/>6.52s/it, loss=0.4Epoch 4/10 [Train]: <text:s/>86%|<text:span text:style-name="T484">██████████████████████</text:span><text:span text:style-name="T485">▎</text:span><text:s text:c="3"/>| 113/132 [12:00&lt;02:01, <text:s/>6.38s/it, loss=0.4Epoch 4/10<text:s/>[Train]: <text:s/>86%|<text:span text:style-name="T486">██████████████████████</text:span><text:span text:style-name="T487">▎</text:span><text:s text:c="3"/>| 113/132 [12:06&lt;02:01, <text:s/>6.38s/it, loss=0.4Epoch 4/10 [Train]: <text:s/>86%|<text:span text:style-name="T488">██████████████████████</text:span><text:span text:style-name="T489">▍</text:span><text:s text:c="3"/>| 114/132 [12:06&lt;01:54, <text:s/>6.37s/it, loss=0.4Epoch 4/10 [Train]: <text:s/>86%|<text:span text:style-name="T490">██████████████████████</text:span><text:span text:style-name="T491">▍</text:span><text:s text:c="3"/>| 114/132 [12:13&lt;01:54, <text:s/>6.37s/it, loss=0.4Epoch 4/10 [Train]: <text:s/>87%|<text:span text:style-name="T492">██████████████████████</text:span><text:span text:style-name="T493">▋</text:span><text:s text:c="3"/>| 115/132 [12:13&lt;01:47, <text:s/>6.34s/it, loss=0.4Epoch 4/10 [Train]: <text:s/>87%|<text:span text:style-name="T494">██████████████████████</text:span><text:span text:style-name="T495">▋</text:span><text:s text:c="3"/>| 115/132 [12:19&lt;01:47, <text:s/>6.34s/it, loss=0.3Epoch 4/10 [Train]: <text:s/>88%|<text:span text:style-name="T496">██████████████████████</text:span><text:span text:style-name="T497">▊</text:span><text:s text:c="3"/>|<text:s/>116/132 [12:19&lt;01:40, <text:s/>6.29s/it, loss=0.3Epoch 4/10 [Train]: <text:s/>88%|<text:span text:style-name="T498">██████████████████████</text:span><text:span text:style-name="T499">▊</text:span><text:s text:c="3"/>| 116/132 [12:26&lt;01:40, <text:s/>6.29s/it, loss=0.4Epoch 4/10 [Train]: <text:s/>89%|<text:span text:style-name="T500">███████████████████████</text:span><text:s text:c="3"/>| 117/132 [12:26&lt;01:38, <text:s/>6.59s/it, loss=0.4Epoch 4/10 [Train]: <text:s/>89%|<text:span text:style-name="T501">███████████████████████</text:span><text:s text:c="3"/>| 117/132 [12:33&lt;01:38, <text:s/>6.59s/it, loss=0.6Epoch 4/10 [Train]: <text:s/>89%|<text:span text:style-name="T502">███████████████████████</text:span><text:span text:style-name="T503">▏</text:span><text:s text:c="2"/>| 118/132 [12:33&lt;01:32, <text:s/>6.61s/it, loss=0.6Epoch 4/10 [Train]: <text:s/>89%|<text:span text:style-name="T504">███████████████████████</text:span><text:span text:style-name="T505">▏</text:span><text:s text:c="2"/>| 118/132 [12:39&lt;01:32, <text:s/>6.61s/it, loss=0.3Epoch 4/10 [Train]: <text:s/>90%|<text:span text:style-name="T506">███████████████████████</text:span><text:span text:style-name="T507">▍</text:span><text:s text:c="2"/>| 119/132 [12:39&lt;01:25, <text:s/>6.61s/it, loss=0.3Epoch 4/10 [Train]: <text:s/>90%|<text:span text:style-name="T508">███████████████████████</text:span><text:span text:style-name="T509">▍</text:span><text:s text:c="2"/>| 119/132 [12:45&lt;01:25, <text:s/>6.61s/it, loss=0.5Epoch 4/10 [Train]: <text:s/>91%|<text:span text:style-name="T510">███████████████████████</text:span><text:span text:style-name="T511">▋</text:span><text:s text:c="2"/>| 120/132 [12:45&lt;01:16, <text:s/>6.39s/it, loss=0.5Epoch 4/10 [Train]: <text:s/>91%|<text:span text:style-name="T512">███████████████████████</text:span><text:span text:style-name="T513">▋</text:span><text:s text:c="2"/>| 120/132 [12:52&lt;01:16, <text:s/>6.39s/it, loss=0.3Epoch 4/10 [Train]: <text:s/>92%|<text:span text:style-name="T514">███████████████████████</text:span><text:span text:style-name="T515">▊</text:span><text:s text:c="2"/>| 121/132 [12:52&lt;01:11, <text:s/>6.53s/it, loss=0.3Epoch 4/10 [Train]: <text:s/>92%|<text:span text:style-name="T516">██████████████████</text:span><text:span text:style-name="T517">█████</text:span><text:span text:style-name="T518">▊</text:span><text:s text:c="2"/>| 121/132 [12:58&lt;01:11, <text:s/>6.53s/it, loss=0.4Epoch 4/10 [Train]: <text:s/>92%|<text:span text:style-name="T519">████████████████████████</text:span><text:s text:c="2"/>| 122/132 [12:58&lt;01:04, <text:s/>6.48s/it, loss=0.4Epoch 4/10 [Train]: <text:s/>92%|<text:span text:style-name="T520">████████████████████████</text:span><text:s text:c="2"/>| 122/132 [13:05&lt;01:04, <text:s/>6.48s/it, loss=0.4Epoch 4/10 [Train]: <text:s/>93%|<text:span text:style-name="T521">████████████████████████</text:span><text:span text:style-name="T522">▏</text:span><text:s/>| 123/132 [13:05&lt;00:58, <text:s/>6.49s/it, loss=0.4Epoch 4/10 [Train]: <text:s/>93%|<text:span text:style-name="T523">████████████████████████</text:span><text:span text:style-name="T524">▏</text:span><text:s/>| 123/132 [13:11&lt;00:58, <text:s/>6.49s/it, loss=0.3Epoch 4/10 [Train]: <text:s/>94%|<text:span text:style-name="T525">████████████████████████</text:span><text:span text:style-name="T526">▍</text:span><text:s/>| 124/132 [13:11&lt;00:51, <text:s/>6.45s/it,<text:s/>loss=0.3Epoch 4/10 [Train]: <text:s/>94%|<text:span text:style-name="T527">████████████████████████</text:span><text:span text:style-name="T528">▍</text:span><text:s/>| 124/132 [13:18&lt;00:51, <text:s/>6.45s/it, loss=0.4Epoch 4/10 [Train]: <text:s/>95%|<text:span text:style-name="T529">████████████████████████▌</text:span><text:s/>| 125/132 [13:18&lt;00:44, <text:s/>6.40s/it, loss=0.4Epoch 4/10 [Train]: <text:s/>95%|<text:span text:style-name="T530">████████████████████████▌</text:span><text:s/>| 125/132 [13:24&lt;00:44, <text:s/>6.40s/it, loss=0.4Epoch 4/10 [Train]: <text:s/>95%|<text:span text:style-name="T531">████████████████████████</text:span><text:span text:style-name="T532">▊</text:span><text:s/>| 126/132 [13:24&lt;00:38, <text:s/>6.49s/it, loss=0.4Epoch 4/10 [Train]: <text:s/>95%|<text:span text:style-name="T533">████████████████████████</text:span><text:span text:style-name="T534">▊</text:span><text:s/>| 126/132 [13:31&lt;00:38, <text:s/>6.49s/it, loss=0.4Epoch 4/10 [Train]: <text:s/>96%|<text:span text:style-name="T535">████████</text:span><text:span text:style-name="T536">█████████████████</text:span><text:s/>| 127/132 [13:31&lt;00:32, <text:s/>6.50s/it, loss=0.4Epoch 4/10 [Train]: <text:s/>96%|<text:span text:style-name="T537">█████████████████████████</text:span><text:s/>| 127/132 [13:37&lt;00:32, <text:s/>6.50s/it, loss=0.4Epoch 4/10 [Train]: <text:s/>97%|<text:span text:style-name="T538">█████████████████████████</text:span><text:span text:style-name="T539">▏</text:span>| 128/132 [13:37&lt;00:25, <text:s/>6.41s/it, loss=0.4Epoch 4/10 [Train]: <text:s/>97%|<text:span text:style-name="T540">█████████████████████████</text:span><text:span text:style-name="T541">▏</text:span>| 128/132 [13:44&lt;00:25, <text:s/>6.41s/it, loss=0.4Epoch 4/10 [Train]: <text:s/>98%|<text:span text:style-name="T542">█████████████████████████</text:span><text:span text:style-name="T543">▍</text:span>| 129/132 [13:44&lt;00:19, <text:s/>6.43s/it, loss=0.4Epoch 4/10 [Train]: <text:s/>98%|<text:span text:style-name="T544">█████████████████████████</text:span><text:span text:style-name="T545">▍</text:span>| 129/132<text:s/>[13:50&lt;00:19, <text:s/>6.43s/it, loss=0.5Epoch 4/10 [Train]: <text:s/>98%|<text:span text:style-name="T546">█████████████████████████▌</text:span>| 130/132 [13:50&lt;00:13, <text:s/>6.57s/it, loss=0.5Epoch 4/10 [Train]: <text:s/>98%|<text:span text:style-name="T547">█████████████████████████▌</text:span>| 130/132 [13:57&lt;00:13, <text:s/>6.57s/it, loss=0.4Epoch 4/10 [Train]: <text:s/>99%|<text:span text:style-name="T548">█████████████████████████</text:span><text:span text:style-name="T549">▊</text:span>| 131/132 [13:57&lt;00:06, <text:s/>6.51s/it, loss=0.4Epoch 4/10 [Train]: <text:s/>99%|<text:span text:style-name="T550">█████████████████████████</text:span><text:span text:style-name="T551">▊</text:span>| 131/132 [13:58&lt;00:06, <text:s/>6.51s/it, loss=0.6Epoch 4/10 [Train]: 100%|<text:span text:style-name="T552">██████████████████████████</text:span>| 132/132 [13:58&lt;00:00, <text:s/>4.82s/it, loss=0.6Epoch 4/10 [Train]: 100%|<text:span text:style-name="T553">██████████████████████████</text:span>| 132/132 [13:58&lt;00:00, <text:s/>6.35s/it, loss=0.6827]</text:p>
      <text:p text:style-name="Normal">Epoch 4/10 [Val]: 100%|<text:span text:style-name="T554">██████████████████████████████████████</text:span>| 33/33 [02:35&lt;00:00, <text:s/>4.71s/it]<text:s/></text:p>
      <text:p text:style-name="Normal"/>
      <text:p text:style-name="Normal">Epoch 4/10</text:p>
      <text:p text:style-name="Normal"><text:s text:c="2"/>Train Loss: 0.4392 | Train Acc: 0.7902</text:p>
      <text:p text:style-name="Normal"><text:s text:c="2"/>Val Loss: 0.4611 | Val Acc: 0.7819 | AUROC: 0.8645</text:p>
      <text:p text:style-name="Normal"><text:s text:c="2"/>✓ New best AUROC: 0.8645</text:p>
      <text:p text:style-name="Normal">================================================================================</text:p>
      <text:p text:style-name="Normal">Epoch 5/10 [Train]: 100%|<text:span text:style-name="T555">█████████████████████</text:span>| 132/132 [14:01&lt;00:00, <text:s/>6.37s/it, loss=0.2067]</text:p>
      <text:p text:style-name="Normal">Epoch 5/10 [Val]: 100%|<text:span text:style-name="T556">██████████████████████████████████████</text:span>| 33/33 [02:36&lt;00:00, <text:s/>4.73s/it]<text:s/></text:p>
      <text:p text:style-name="Normal"/>
      <text:p text:style-name="Normal">Epoch 5/10</text:p>
      <text:p text:style-name="Normal"><text:s text:c="2"/>Train Loss: 0.4082 | Train Acc: 0.8063</text:p>
      <text:p text:style-name="Normal"><text:s text:c="2"/>Val Loss: 0.4621 | Val Acc: 0.7785 | AUROC: 0.8638</text:p>
      <text:p text:style-name="Normal">================================================================================</text:p>
      <text:p text:style-name="Normal">Epoch 6/10 [Train]: 100%|<text:span text:style-name="T557">█████████████████████</text:span>| 132/132 [13:58&lt;00:00, <text:s/>6.35s/it, loss=0.0780]</text:p>
      <text:p text:style-name="Normal">Epoch 6/10 [Val]: 100%|<text:span text:style-name="T558">██████████████████████████████████████</text:span>| 33/33 [02:32&lt;00:00, <text:s/>4.61s/it]<text:s/></text:p>
      <text:p text:style-name="Normal"/>
      <text:p text:style-name="Normal">Epoch 6/10</text:p>
      <text:p text:style-name="Normal"><text:s text:c="2"/>Train Loss: 0.3868 | Train Acc: 0.8195</text:p>
      <text:p text:style-name="Normal"><text:s text:c="2"/>Val Loss: 0.4661 | Val Acc: 0.7776 | AUROC: 0.8661</text:p>
      <text:p text:style-name="Normal"><text:s text:c="2"/>✓ New best AUROC: 0.8661</text:p>
      <text:p text:style-name="Normal">================================================================================</text:p>
      <text:p text:style-name="Normal">Epoch 7/10 [Train]: 100%|<text:span text:style-name="T559">█████████████████████</text:span>| 132/132 [13:57&lt;00:00, <text:s/>6.35s/it,<text:s/>loss=0.2197]</text:p>
      <text:p text:style-name="Normal">Epoch 7/10 [Val]: 100%|<text:span text:style-name="T560">██████████████████████████████████████</text:span>| 33/33 [02:34&lt;00:00, <text:s/>4.67s/it]<text:s/></text:p>
      <text:p text:style-name="Normal"/>
      <text:p text:style-name="Normal">Epoch 7/10</text:p>
      <text:p text:style-name="Normal"><text:s text:c="2"/>Train Loss: 0.3595 | Train Acc: 0.8370</text:p>
      <text:p text:style-name="Normal"><text:s text:c="2"/>Val Loss: 0.5177 | Val Acc: 0.7597 | AUROC: 0.8606</text:p>
      <text:p text:style-name="Normal">================================================================================</text:p>
      <text:p text:style-name="Normal">Epoch 8/10 [Train]: 100%|<text:span text:style-name="T561">█████████████████████</text:span>| 132/132 [13:53&lt;00:00, <text:s/>6.32s/it, loss=0.6977]</text:p>
      <text:p text:style-name="Normal">Epoch 8/10 [Val]: 100%|<text:span text:style-name="T562">██████████████████████████████████████</text:span>| 33/33 [02:35&lt;00:00, <text:s/>4.72s/it]<text:s/></text:p>
      <text:p text:style-name="Normal"/>
      <text:p text:style-name="Normal">Epoch 8/10</text:p>
      <text:p text:style-name="Normal"><text:s text:c="2"/>Train Loss: 0.3400 | Train Acc: 0.8488</text:p>
      <text:p text:style-name="Normal"><text:s text:c="2"/>Val Loss: 0.4819 | Val Acc: 0.7752 | AUROC: 0.8670</text:p>
      <text:p text:style-name="Normal"><text:s text:c="2"/>✓ New best AUROC: 0.8670</text:p>
      <text:p text:style-name="Normal">================================================================================</text:p>
      <text:p text:style-name="Normal">Epoch 9/10 [Train]: 100%|<text:span text:style-name="T563">█████████████████████</text:span>| 132/132 [13:56&lt;00:00, <text:s/>6.33s/it, loss=0.3989]</text:p>
      <text:p text:style-name="Normal">Epoch 9/10 [Val]: 100%|<text:span text:style-name="T564">██████████████████████████████████████</text:span>| 33/33 [02:34&lt;00:00, <text:s/>4.69s/it]<text:s/></text:p>
      <text:p text:style-name="Normal"/>
      <text:p text:style-name="Normal">Epoch 9/10</text:p>
      <text:p text:style-name="Normal"><text:s text:c="2"/>Train Loss: 0.3062 | Train Acc: 0.8653</text:p>
      <text:p text:style-name="Normal"><text:s text:c="2"/>Val Loss: 0.4951 | Val Acc: 0.7829 | AUROC: 0.8631</text:p>
      <text:p text:style-name="Normal">================================================================================</text:p>
      <text:p text:style-name="Normal">Epoch 10/10 [Train]: 100%|<text:span text:style-name="T565">████████████████████</text:span>| 132/132 [13:56&lt;00:00, <text:s/>6.34s/it, loss=0.6922]</text:p>
      <text:p text:style-name="Normal">Epoch 10/10 [Val]: 100%|<text:span text:style-name="T566">█████████████████████████████████████</text:span>| 33/33 [02:34&lt;00:00, <text:s/>4.68s/it]<text:s/></text:p>
      <text:p text:style-name="Normal"/>
      <text:p text:style-name="Normal">Epoch 10/10</text:p>
      <text:p text:style-name="Normal"><text:s text:c="2"/>Train Loss: 0.2944 | Train Acc: 0.8717</text:p>
      <text:p text:style-name="Normal"><text:s text:c="2"/>Val Loss: 0.4978 | Val Acc: 0.7809 | AUROC: 0.8650</text:p>
      <text:p text:style-name="Normal">================================================================================</text:p>
      <text:p text:style-name="Normal"/>
      <text:p text:style-name="Normal">Final Evaluation with Best Model...</text:p>
      <text:p text:style-name="Normal">Final Evaluation: 100%|<text:span text:style-name="T567">██████████████████████████████████████</text:span>| 33/33 [02:03&lt;00:00, <text:s/>3.75s/it]</text:p>
      <text:p text:style-name="Normal"/>
      <text:p text:style-name="Normal">Calculating 95% confidence intervals (bootstrap)...</text:p>
      <text:p text:style-name="Normal">Bootstrap: 100%|<text:span text:style-name="T568">████████████████████████████████████████</text:span>| 1000/1000 [00:07&lt;00:00, 135.68it/s]</text:p>
      <text:p text:style-name="P56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INAL RESULTS - DenseNet-201</text:p>
      <text:p text:style-name="Normal">================================================================================</text:p>
      <text:p text:style-name="Normal"/>
      <text:p text:style-name="Normal">Metric <text:s text:c="9"/>| Value <text:s text:c="2"/>| 95% CI <text:s text:c="10"/>| Paper Target</text:p>
      <text:p text:style-name="Normal">--------------------------------------------------------------------------------</text:p>
      <text:p text:style-name="Normal">AUROC <text:s text:c="10"/>| <text:s/>86.71% | (85.1%, 88.2%) | 87.14% (85.6%, 88.6%)</text:p>
      <text:p text:style-name="Normal">F1 Score <text:s text:c="7"/>| <text:s/>74.76% | (72.6%, 77.1%) | 79.03% (77.1%, 80.9%)</text:p>
      <text:p text:style-name="Normal">Sensitivity <text:s text:c="4"/>| <text:s/>69.12% | (66.3%, 72.2%) | 77.97% (75.4%, 80.5%)</text:p>
      <text:p text:style-name="Normal">Specificity <text:s text:c="4"/>| <text:s/>85.14% | (83.1%, 87.3%) | 81.46% (79.1%, 83.8%)</text:p>
      <text:p text:style-name="Normal">================================================================================</text:p>
      <text:p text:style-name="Normal"/>
      <text:p text:style-name="Normal">Confusion Matrix:</text:p>
      <text:p text:style-name="Normal"><text:s text:c="2"/>TN: <text:s/>911 <text:s/>FP: <text:s/>159</text:p>
      <text:p text:style-name="Normal"><text:s text:c="2"/>FN: <text:s/>311 <text:s/>TP: <text:s/>696</text:p>
      <text:p text:style-name="Normal">================================================================================</text:p>
      <text:p text:style-name="Normal"/>
      <text:p text:style-name="Normal">All results saved to: C:\Users\prosenjit19\Desktop\Spine\vindr-spinexr\outputs\densenet201_pure</text:p>
      <text:p text:style-name="Normal">Training complet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07T21:25:00Z</meta:creation-date>
    <dc:date>2025-12-08T18:49:00Z</dc:date>
    <meta:template xlink:href="Normal" xlink:type="simple"/>
    <meta:editing-cycles>3</meta:editing-cycles>
    <meta:editing-duration>PT120S</meta:editing-duration>
    <meta:document-statistic meta:page-count="1" meta:paragraph-count="70" meta:word-count="5242" meta:character-count="35053" meta:row-count="249" meta:non-whitespace-character-count="29881"/>
  </office:meta>
</office:document-meta>
</file>